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504.06pt"/>
    </style:style>
    <style:style style:name="co10" style:family="table-column">
      <style:table-column-properties fo:break-before="auto" style:column-width="630.71pt"/>
    </style:style>
    <style:style style:name="co11" style:family="table-column">
      <style:table-column-properties fo:break-before="auto" style:column-width="545.75pt"/>
    </style:style>
    <style:style style:name="co12" style:family="table-column">
      <style:table-column-properties fo:break-before="auto" style:column-width="709.4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80.6pt"/>
    </style:style>
    <style:style style:name="co13" style:family="table-column">
      <style:table-column-properties fo:break-before="auto" style:column-width="298.74pt"/>
    </style:style>
    <style:style style:name="co14" style:family="table-column">
      <style:table-column-properties fo:break-before="auto" style:column-width="451.59pt"/>
    </style:style>
    <style:style style:name="co15" style:family="table-column">
      <style:table-column-properties fo:break-before="auto" style:column-width="199.9pt"/>
    </style:style>
    <style:style style:name="co16" style:family="table-column">
      <style:table-column-properties fo:break-before="auto" style:column-width="717.9pt"/>
    </style:style>
    <style:style style:name="co17" style:family="table-column">
      <style:table-column-properties fo:break-before="auto" style:column-width="61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ext-properties fo:color="#008000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ext-properties fo:color="#008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800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2" style:family="text">
      <style:text-properties fo:color="#00008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3" style:family="text">
      <style:text-properties fo:color="#00800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4" style:family="text">
      <style:text-properties fo:color="#00800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5" style:family="text">
      <style:text-properties fo:color="#00008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6" style:family="text">
      <style:text-properties fo:color="#008000" style:font-name="DejaVu Sans Mono" fo:font-size="9pt" fo:font-style="normal" fo:font-weight="bold" style:font-name-asian="DejaVu Sans Mono" style:font-size-asian="9pt" style:font-style-asian="normal" style:font-weight-asian="bold" style:font-name-complex="DejaVu Sans Mono" style:font-size-complex="9pt" style:font-style-complex="normal" style:font-weight-complex="bold"/>
    </style:style>
    <style:style style:name="T7" style:family="text">
      <style:text-properties fo:color="#008000"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/>
    </style:style>
    <style:style style:name="T8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9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  <style:style style:name="T10" style:family="text">
      <style:text-properties fo:font-size="9pt" style:font-name="DejaVu Sans Mono" fo:font-weight="bold" fo:font-style="normal" style:font-name-asian="DejaVu Sans Mono" style:font-name-complex="DejaVu Sans Mono" fo:color="#008000" style:font-size-asian="9pt" style:font-size-complex="9pt" style:font-weight-asian="bold" style:font-weight-complex="bold" style:font-style-asian="normal" style:font-style-complex="normal"/>
    </style:style>
    <style:style style:name="T11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0080"/>
    </style:style>
    <style:style style:name="T12" style:family="text">
      <style:text-properties fo:font-size="9pt" style:font-name="DejaVu Sans Mono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 fo:color="#008000"/>
    </style:style>
  </office:automatic-styles>
  <office:body>
    <office:spreadsheet>
      <table:calculation-settings table:automatic-find-labels="false"/>
      <table:table table:name="Localizations_BLOCK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" table:number-columns-repeated="1018" table:default-cell-style-name="Default"/>
        <table:table-row table:style-name="ro1">
          <table:table-cell table:style-name="ce9" office:value-type="string" calcext:value-type="string">
            <text:p>Prefix</text:p>
          </table:table-cell>
          <table:table-cell table:style-name="ce9" office:value-type="string" calcext:value-type="string">
            <text:p>Block</text:p>
          </table:table-cell>
          <table:table-cell office:value-type="string" calcext:value-type="string">
            <text:p>Number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EN</text:p>
          </table:table-cell>
          <table:table-cell table:style-name="ce9" office:value-type="string" calcext:value-type="string">
            <text:p>FR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1</text:p>
          </table:table-cell>
          <table:table-cell table:formula="of:=CONCATENATE([.A2];&quot;.&quot;;UPPER([.B2]);&quot;_&quot;;[.C2])" office:value-type="string" office:string-value="Blockly.Msg.COZMO_ON_START_01" calcext:value-type="string">
            <text:p>Blockly.Msg.COZMO_ON_START_01</text:p>
          </table:table-cell>
          <table:table-cell table:style-name="ce12" office:value-type="string" calcext:value-type="string">
            <text:p>on start</text:p>
          </table:table-cell>
          <table:table-cell table:style-name="ce12" office:value-type="string" calcext:value-type="string">
            <text:p>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start</text:p>
          </table:table-cell>
          <table:table-cell office:value-type="string" calcext:value-type="string">
            <text:p>02</text:p>
          </table:table-cell>
          <table:table-cell table:formula="of:=CONCATENATE([.A3];&quot;.&quot;;UPPER([.B3]);&quot;_&quot;;[.C3])" office:value-type="string" office:string-value="Blockly.Msg.COZMO_ON_START_02" calcext:value-type="string">
            <text:p>Blockly.Msg.COZMO_ON_START_02</text:p>
          </table:table-cell>
          <table:table-cell table:style-name="ce13" office:value-type="string" calcext:value-type="string">
            <text:p>Executes the program on start</text:p>
          </table:table-cell>
          <table:table-cell table:style-name="ce12" office:value-type="string" calcext:value-type="string">
            <text:p>Exécute le programme au démarr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et_cube_model</text:p>
          </table:table-cell>
          <table:table-cell office:value-type="string" calcext:value-type="string">
            <text:p>01</text:p>
          </table:table-cell>
          <table:table-cell table:formula="of:=CONCATENATE([.A4];&quot;.&quot;;UPPER([.B4]);&quot;_&quot;;[.C4])" office:value-type="string" office:string-value="Blockly.Msg.COZMO_SET_CUBE_MODEL_01" calcext:value-type="string">
            <text:p>Blockly.Msg.COZMO_SET_CUBE_MODEL_01</text:p>
          </table:table-cell>
          <table:table-cell office:value-type="string" calcext:value-type="string">
            <text:p>Set %1 model on cube %2</text:p>
          </table:table-cell>
          <table:table-cell office:value-type="string" calcext:value-type="string">
            <text:p>Mettre le modèle %1 sur le cube %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0"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5];&quot;.&quot;;UPPER([.B5]);&quot;_&quot;;[.C5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Add a static object</text:p>
          </table:table-cell>
          <table:table-cell office:value-type="string" calcext:value-type="string">
            <text:p>Ajouter un objet sta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1</text:p>
          </table:table-cell>
          <table:table-cell table:formula="of:=CONCATENATE([.A6];&quot;.&quot;;UPPER([.B6]);&quot;_&quot;;[.C6])" office:value-type="string" office:string-value="Blockly.Msg.COZMO_MAZE_01" calcext:value-type="string">
            <text:p>Blockly.Msg.COZMO_MAZE_01</text:p>
          </table:table-cell>
          <table:table-cell office:value-type="string" calcext:value-type="string">
            <text:p>Create maze</text:p>
          </table:table-cell>
          <table:table-cell office:value-type="string" calcext:value-type="string">
            <text:p>Créer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maze</text:p>
          </table:table-cell>
          <table:table-cell office:value-type="string" calcext:value-type="string">
            <text:p>02</text:p>
          </table:table-cell>
          <table:table-cell table:formula="of:=CONCATENATE([.A7];&quot;.&quot;;UPPER([.B7]);&quot;_&quot;;[.C7])" office:value-type="string" office:string-value="Blockly.Msg.COZMO_MAZE_02" calcext:value-type="string">
            <text:p>Blockly.Msg.COZMO_MAZE_02</text:p>
          </table:table-cell>
          <table:table-cell table:style-name="Default" office:value-type="string" calcext:value-type="string">
            <text:p>Creates maze</text:p>
          </table:table-cell>
          <table:table-cell office:value-type="string" calcext:value-type="string">
            <text:p>Crée un labyrint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1</text:p>
          </table:table-cell>
          <table:table-cell table:formula="of:=CONCATENATE([.A8];&quot;.&quot;;UPPER([.B8]);&quot;_&quot;;[.C8])" office:value-type="string" office:string-value="Blockly.Msg.COZMO_PLAY_ANIMATION_01" calcext:value-type="string">
            <text:p>Blockly.Msg.COZMO_PLAY_ANIMATION_01</text:p>
          </table:table-cell>
          <table:table-cell table:style-name="Default" office:value-type="string" calcext:value-type="string">
            <text:p>Play %1 animation</text:p>
          </table:table-cell>
          <table:table-cell office:value-type="string" calcext:value-type="string">
            <text:p>Jouer l'anima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2</text:p>
          </table:table-cell>
          <table:table-cell table:formula="of:=CONCATENATE([.A9];&quot;.&quot;;UPPER([.B9]);&quot;_&quot;;[.C9])" office:value-type="string" office:string-value="Blockly.Msg.COZMO_PLAY_ANIMATION_02" calcext:value-type="string">
            <text:p>Blockly.Msg.COZMO_PLAY_ANIMATION_02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l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3</text:p>
          </table:table-cell>
          <table:table-cell table:formula="of:=CONCATENATE([.A10];&quot;.&quot;;UPPER([.B10]);&quot;_&quot;;[.C10])" office:value-type="string" office:string-value="Blockly.Msg.COZMO_PLAY_ANIMATION_03" calcext:value-type="string">
            <text:p>Blockly.Msg.COZMO_PLAY_ANIMATION_03</text:p>
          </table:table-cell>
          <table:table-cell office:value-type="string" calcext:value-type="string">
            <text:p>sneeze</text:p>
          </table:table-cell>
          <table:table-cell office:value-type="string" calcext:value-type="string">
            <text:p>éternu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4</text:p>
          </table:table-cell>
          <table:table-cell table:formula="of:=CONCATENATE([.A11];&quot;.&quot;;UPPER([.B11]);&quot;_&quot;;[.C11])" office:value-type="string" office:string-value="Blockly.Msg.COZMO_PLAY_ANIMATION_04" calcext:value-type="string">
            <text:p>Blockly.Msg.COZMO_PLAY_ANIMATION_04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quoi 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5</text:p>
          </table:table-cell>
          <table:table-cell table:formula="of:=CONCATENATE([.A12];&quot;.&quot;;UPPER([.B12]);&quot;_&quot;;[.C12])" office:value-type="string" office:string-value="Blockly.Msg.COZMO_PLAY_ANIMATION_05" calcext:value-type="string">
            <text:p>Blockly.Msg.COZMO_PLAY_ANIMATION_05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gag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6</text:p>
          </table:table-cell>
          <table:table-cell table:formula="of:=CONCATENATE([.A13];&quot;.&quot;;UPPER([.B13]);&quot;_&quot;;[.C13])" office:value-type="string" office:string-value="Blockly.Msg.COZMO_PLAY_ANIMATION_06" calcext:value-type="string">
            <text:p>Blockly.Msg.COZMO_PLAY_ANIMATION_06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perd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7</text:p>
          </table:table-cell>
          <table:table-cell table:formula="of:=CONCATENATE([.A14];&quot;.&quot;;UPPER([.B14]);&quot;_&quot;;[.C14])" office:value-type="string" office:string-value="Blockly.Msg.COZMO_PLAY_ANIMATION_07" calcext:value-type="string">
            <text:p>Blockly.Msg.COZMO_PLAY_ANIMATION_07</text:p>
          </table:table-cell>
          <table:table-cell office:value-type="string" calcext:value-type="string">
            <text:p>facepalm</text:p>
          </table:table-cell>
          <table:table-cell table:formula="of:=[.E14]" office:value-type="string" office:string-value="facepalm" calcext:value-type="string">
            <text:p>facepal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8</text:p>
          </table:table-cell>
          <table:table-cell table:formula="of:=CONCATENATE([.A15];&quot;.&quot;;UPPER([.B15]);&quot;_&quot;;[.C15])" office:value-type="string" office:string-value="Blockly.Msg.COZMO_PLAY_ANIMATION_08" calcext:value-type="string">
            <text:p>Blockly.Msg.COZMO_PLAY_ANIMATION_08</text:p>
          </table:table-cell>
          <table:table-cell office:value-type="string" calcext:value-type="string">
            <text:p>beeping</text:p>
          </table:table-cell>
          <table:table-cell table:formula="of:=[.E15]" office:value-type="string" office:string-value="beeping" calcext:value-type="string">
            <text:p>beep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string" calcext:value-type="string">
            <text:p>09</text:p>
          </table:table-cell>
          <table:table-cell table:formula="of:=CONCATENATE([.A16];&quot;.&quot;;UPPER([.B16]);&quot;_&quot;;[.C16])" office:value-type="string" office:string-value="Blockly.Msg.COZMO_PLAY_ANIMATION_09" calcext:value-type="string">
            <text:p>Blockly.Msg.COZMO_PLAY_ANIMATION_09</text:p>
          </table:table-cell>
          <table:table-cell office:value-type="string" calcext:value-type="string">
            <text:p>new object</text:p>
          </table:table-cell>
          <table:table-cell office:value-type="string" calcext:value-type="string">
            <text:p>nouvel obj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0" calcext:value-type="float">
            <text:p>10</text:p>
          </table:table-cell>
          <table:table-cell table:formula="of:=CONCATENATE([.A17];&quot;.&quot;;UPPER([.B17]);&quot;_&quot;;[.C17])" office:value-type="string" office:string-value="Blockly.Msg.COZMO_PLAY_ANIMATION_10" calcext:value-type="string">
            <text:p>Blockly.Msg.COZMO_PLAY_ANIMATION_10</text:p>
          </table:table-cell>
          <table:table-cell table:style-name="Default" office:value-type="string" calcext:value-type="string">
            <text:p>lost something</text:p>
          </table:table-cell>
          <table:table-cell office:value-type="string" calcext:value-type="string">
            <text:p>a perdu quelque ch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1" calcext:value-type="float">
            <text:p>11</text:p>
          </table:table-cell>
          <table:table-cell table:formula="of:=CONCATENATE([.A18];&quot;.&quot;;UPPER([.B18]);&quot;_&quot;;[.C18])" office:value-type="string" office:string-value="Blockly.Msg.COZMO_PLAY_ANIMATION_11" calcext:value-type="string">
            <text:p>Blockly.Msg.COZMO_PLAY_ANIMATION_11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2" calcext:value-type="float">
            <text:p>12</text:p>
          </table:table-cell>
          <table:table-cell table:formula="of:=CONCATENATE([.A19];&quot;.&quot;;UPPER([.B19]);&quot;_&quot;;[.C19])" office:value-type="string" office:string-value="Blockly.Msg.COZMO_PLAY_ANIMATION_12" calcext:value-type="string">
            <text:p>Blockly.Msg.COZMO_PLAY_ANIMATION_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 écho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3" calcext:value-type="float">
            <text:p>13</text:p>
          </table:table-cell>
          <table:table-cell table:formula="of:=CONCATENATE([.A20];&quot;.&quot;;UPPER([.B20]);&quot;_&quot;;[.C20])" office:value-type="string" office:string-value="Blockly.Msg.COZMO_PLAY_ANIMATION_13" calcext:value-type="string">
            <text:p>Blockly.Msg.COZMO_PLAY_ANIMATION_13</text:p>
          </table:table-cell>
          <table:table-cell office:value-type="string" calcext:value-type="string">
            <text:p>excited greeting</text:p>
          </table:table-cell>
          <table:table-cell office:value-type="string" calcext:value-type="string">
            <text:p>salutation enthousia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animation</text:p>
          </table:table-cell>
          <table:table-cell office:value-type="float" office:value="14" calcext:value-type="float">
            <text:p>14</text:p>
          </table:table-cell>
          <table:table-cell table:formula="of:=CONCATENATE([.A21];&quot;.&quot;;UPPER([.B21]);&quot;_&quot;;[.C21])" office:value-type="string" office:string-value="Blockly.Msg.COZMO_PLAY_ANIMATION_14" calcext:value-type="string">
            <text:p>Blockly.Msg.COZMO_PLAY_ANIMATION_14</text:p>
          </table:table-cell>
          <table:table-cell office:value-type="string" calcext:value-type="string">
            <text:p>talky greeting</text:p>
          </table:table-cell>
          <table:table-cell office:value-type="string" calcext:value-type="string">
            <text:p>salutation parlan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1</text:p>
          </table:table-cell>
          <table:table-cell table:formula="of:=CONCATENATE([.A22];&quot;.&quot;;UPPER([.B22]);&quot;_&quot;;[.C22])" office:value-type="string" office:string-value="Blockly.Msg.COZMO_PLAY_EMOTION_01" calcext:value-type="string">
            <text:p>Blockly.Msg.COZMO_PLAY_EMOTION_01</text:p>
          </table:table-cell>
          <table:table-cell office:value-type="string" calcext:value-type="string">
            <text:p>Play %1 emotion</text:p>
          </table:table-cell>
          <table:table-cell office:value-type="string" calcext:value-type="string">
            <text:p>Jouer emotion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2</text:p>
          </table:table-cell>
          <table:table-cell table:formula="of:=CONCATENATE([.A23];&quot;.&quot;;UPPER([.B23]);&quot;_&quot;;[.C23])" office:value-type="string" office:string-value="Blockly.Msg.COZMO_PLAY_EMOTION_02" calcext:value-type="string">
            <text:p>Blockly.Msg.COZMO_PLAY_EMOTION_02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étonn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3</text:p>
          </table:table-cell>
          <table:table-cell table:formula="of:=CONCATENATE([.A24];&quot;.&quot;;UPPER([.B24]);&quot;_&quot;;[.C24])" office:value-type="string" office:string-value="Blockly.Msg.COZMO_PLAY_EMOTION_03" calcext:value-type="string">
            <text:p>Blockly.Msg.COZMO_PLAY_EMOTION_03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satis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4</text:p>
          </table:table-cell>
          <table:table-cell table:formula="of:=CONCATENATE([.A25];&quot;.&quot;;UPPER([.B25]);&quot;_&quot;;[.C25])" office:value-type="string" office:string-value="Blockly.Msg.COZMO_PLAY_EMOTION_04" calcext:value-type="string">
            <text:p>Blockly.Msg.COZMO_PLAY_EMOTION_04</text:p>
          </table:table-cell>
          <table:table-cell table:number-columns-repeated="2"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5</text:p>
          </table:table-cell>
          <table:table-cell table:formula="of:=CONCATENATE([.A26];&quot;.&quot;;UPPER([.B26]);&quot;_&quot;;[.C26])" office:value-type="string" office:string-value="Blockly.Msg.COZMO_PLAY_EMOTION_05" calcext:value-type="string">
            <text:p>Blockly.Msg.COZMO_PLAY_EMOTION_05</text:p>
          </table:table-cell>
          <table:table-cell office:value-type="string" calcext:value-type="string">
            <text:p>upset</text:p>
          </table:table-cell>
          <table:table-cell office:value-type="string" calcext:value-type="string">
            <text:p>boulever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6</text:p>
          </table:table-cell>
          <table:table-cell table:formula="of:=CONCATENATE([.A27];&quot;.&quot;;UPPER([.B27]);&quot;_&quot;;[.C27])" office:value-type="string" office:string-value="Blockly.Msg.COZMO_PLAY_EMOTION_06" calcext:value-type="string">
            <text:p>Blockly.Msg.COZMO_PLAY_EMOTION_06</text:p>
          </table:table-cell>
          <table:table-cell table:number-columns-repeated="2" office:value-type="string" calcext:value-type="string">
            <text:p>ang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7</text:p>
          </table:table-cell>
          <table:table-cell table:formula="of:=CONCATENATE([.A28];&quot;.&quot;;UPPER([.B28]);&quot;_&quot;;[.C28])" office:value-type="string" office:string-value="Blockly.Msg.COZMO_PLAY_EMOTION_07" calcext:value-type="string">
            <text:p>Blockly.Msg.COZMO_PLAY_EMOTION_07</text:p>
          </table:table-cell>
          <table:table-cell office:value-type="string" calcext:value-type="string">
            <text:p>bored</text:p>
          </table:table-cell>
          <table:table-cell office:value-type="string" calcext:value-type="string">
            <text:p>s'enn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play_emotion</text:p>
          </table:table-cell>
          <table:table-cell office:value-type="string" calcext:value-type="string">
            <text:p>08</text:p>
          </table:table-cell>
          <table:table-cell table:formula="of:=CONCATENATE([.A29];&quot;.&quot;;UPPER([.B29]);&quot;_&quot;;[.C29])" office:value-type="string" office:string-value="Blockly.Msg.COZMO_PLAY_EMOTION_08" calcext:value-type="string">
            <text:p>Blockly.Msg.COZMO_PLAY_EMOTION_08</text:p>
          </table:table-cell>
          <table:table-cell office:value-type="string" calcext:value-type="string">
            <text:p>startled</text:p>
          </table:table-cell>
          <table:table-cell office:value-type="string" calcext:value-type="string">
            <text:p>a commenc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1</text:p>
          </table:table-cell>
          <table:table-cell table:formula="of:=CONCATENATE([.A30];&quot;.&quot;;UPPER([.B30]);&quot;_&quot;;[.C30])" office:value-type="string" office:string-value="Blockly.Msg.COZMO_LIFT_01" calcext:value-type="string">
            <text:p>Blockly.Msg.COZMO_LIFT_01</text:p>
          </table:table-cell>
          <table:table-cell office:value-type="string" calcext:value-type="string">
            <text:p>lift height</text:p>
          </table:table-cell>
          <table:table-cell office:value-type="string" calcext:value-type="string">
            <text:p>hauteur de lev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2</text:p>
          </table:table-cell>
          <table:table-cell table:formula="of:=CONCATENATE([.A31];&quot;.&quot;;UPPER([.B31]);&quot;_&quot;;[.C31])" office:value-type="string" office:string-value="Blockly.Msg.COZMO_LIFT_02" calcext:value-type="string">
            <text:p>Blockly.Msg.COZMO_LIFT_02</text:p>
          </table:table-cell>
          <table:table-cell office:value-type="string" calcext:value-type="string">
            <text:p>(0.0 to 1.0)</text:p>
          </table:table-cell>
          <table:table-cell office:value-type="string" calcext:value-type="string">
            <text:p>(0,0 à 1,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lift</text:p>
          </table:table-cell>
          <table:table-cell office:value-type="string" calcext:value-type="string">
            <text:p>03</text:p>
          </table:table-cell>
          <table:table-cell table:formula="of:=CONCATENATE([.A32];&quot;.&quot;;UPPER([.B32]);&quot;_&quot;;[.C32])" office:value-type="string" office:string-value="Blockly.Msg.COZMO_LIFT_03" calcext:value-type="string">
            <text:p>Blockly.Msg.COZMO_LIFT_03</text:p>
          </table:table-cell>
          <table:table-cell office:value-type="string" calcext:value-type="string">
            <text:p>Set lift height. Range is 0.0 to 1.0</text:p>
          </table:table-cell>
          <table:table-cell office:value-type="string" calcext:value-type="string">
            <text:p>Régler la hauteur de l'ascenseur. La plage est de 0,0 à 1,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1</text:p>
          </table:table-cell>
          <table:table-cell table:formula="of:=CONCATENATE([.A33];&quot;.&quot;;UPPER([.B33]);&quot;_&quot;;[.C33])" office:value-type="string" office:string-value="Blockly.Msg.COZMO_HEAD_01" calcext:value-type="string">
            <text:p>Blockly.Msg.COZMO_HEAD_01</text:p>
          </table:table-cell>
          <table:table-cell office:value-type="string" calcext:value-type="string">
            <text:p>head angle</text:p>
          </table:table-cell>
          <table:table-cell office:value-type="string" calcext:value-type="string">
            <text:p>angle de la t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2</text:p>
          </table:table-cell>
          <table:table-cell table:formula="of:=CONCATENATE([.A34];&quot;.&quot;;UPPER([.B34]);&quot;_&quot;;[.C34])" office:value-type="string" office:string-value="Blockly.Msg.COZMO_HEAD_02" calcext:value-type="string">
            <text:p>Blockly.Msg.COZMO_HEAD_02</text:p>
          </table:table-cell>
          <table:table-cell office:value-type="string" calcext:value-type="string">
            <text:p>(-25.00° to 44.5°)</text:p>
          </table:table-cell>
          <table:table-cell office:value-type="string" calcext:value-type="string">
            <text:p>(-25,00° à 44,5°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head</text:p>
          </table:table-cell>
          <table:table-cell office:value-type="string" calcext:value-type="string">
            <text:p>03</text:p>
          </table:table-cell>
          <table:table-cell table:formula="of:=CONCATENATE([.A35];&quot;.&quot;;UPPER([.B35]);&quot;_&quot;;[.C35])" office:value-type="string" office:string-value="Blockly.Msg.COZMO_HEAD_03" calcext:value-type="string">
            <text:p>Blockly.Msg.COZMO_HEAD_03</text:p>
          </table:table-cell>
          <table:table-cell office:value-type="string" calcext:value-type="string">
            <text:p>Set head angle. Range is -25.00° to 44.5°</text:p>
          </table:table-cell>
          <table:table-cell office:value-type="string" calcext:value-type="string">
            <text:p>Régler l'angle de la tête. La plage est entre -25,00° et 44,5°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1</text:p>
          </table:table-cell>
          <table:table-cell table:formula="of:=CONCATENATE([.A36];&quot;.&quot;;UPPER([.B36]);&quot;_&quot;;[.C36])" office:value-type="string" office:string-value="Blockly.Msg.COZMO_DELAY_01" calcext:value-type="string">
            <text:p>Blockly.Msg.COZMO_DELAY_01</text:p>
          </table:table-cell>
          <table:table-cell office:value-type="string" calcext:value-type="string">
            <text:p>delay for</text:p>
          </table:table-cell>
          <table:table-cell office:value-type="string" calcext:value-type="string">
            <text:p>retard p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2</text:p>
          </table:table-cell>
          <table:table-cell table:formula="of:=CONCATENATE([.A37];&quot;.&quot;;UPPER([.B37]);&quot;_&quot;;[.C37])" office:value-type="string" office:string-value="Blockly.Msg.COZMO_DELAY_02" calcext:value-type="string">
            <text:p>Blockly.Msg.COZMO_DELAY_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elay</text:p>
          </table:table-cell>
          <table:table-cell office:value-type="string" calcext:value-type="string">
            <text:p>03</text:p>
          </table:table-cell>
          <table:table-cell table:formula="of:=CONCATENATE([.A38];&quot;.&quot;;UPPER([.B38]);&quot;_&quot;;[.C38])" office:value-type="string" office:string-value="Blockly.Msg.COZMO_DELAY_03" calcext:value-type="string">
            <text:p>Blockly.Msg.COZMO_DELAY_03</text:p>
          </table:table-cell>
          <table:table-cell office:value-type="string" calcext:value-type="string">
            <text:p>Do nothing for the specified amount of time</text:p>
          </table:table-cell>
          <table:table-cell office:value-type="string" calcext:value-type="string">
            <text:p>Ne rien faire pendant la durée spéc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1</text:p>
          </table:table-cell>
          <table:table-cell table:formula="of:=CONCATENATE([.A39];&quot;.&quot;;UPPER([.B39]);&quot;_&quot;;[.C39])" office:value-type="string" office:string-value="Blockly.Msg.COZMO_WAIT_FOR_TAP_01" calcext:value-type="string">
            <text:p>Blockly.Msg.COZMO_WAIT_FOR_TAP_01</text:p>
          </table:table-cell>
          <table:table-cell office:value-type="string" calcext:value-type="string">
            <text:p>Wait for cube tap</text:p>
          </table:table-cell>
          <table:table-cell table:style-name="ce11" office:value-type="string" calcext:value-type="string">
            <text:p>Attend que le cube soit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wait_for_tap</text:p>
          </table:table-cell>
          <table:table-cell office:value-type="string" calcext:value-type="string">
            <text:p>02</text:p>
          </table:table-cell>
          <table:table-cell table:formula="of:=CONCATENATE([.A40];&quot;.&quot;;UPPER([.B40]);&quot;_&quot;;[.C40])" office:value-type="string" office:string-value="Blockly.Msg.COZMO_WAIT_FOR_TAP_02" calcext:value-type="string">
            <text:p>Blockly.Msg.COZMO_WAIT_FOR_TAP_02</text:p>
          </table:table-cell>
          <table:table-cell office:value-type="string" calcext:value-type="string">
            <text:p>Waits until cube is tapped. After that you can check for which cube was tapped.</text:p>
          </table:table-cell>
          <table:table-cell office:value-type="string" calcext:value-type="string">
            <text:p>Attend que le cube soit tapé. Après cela, vous pouvez vérifier pour quel cube a été tap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1</text:p>
          </table:table-cell>
          <table:table-cell table:formula="of:=CONCATENATE([.A41];&quot;.&quot;;UPPER([.B41]);&quot;_&quot;;[.C41])" office:value-type="string" office:string-value="Blockly.Msg.COZMO_STOP_01" calcext:value-type="string">
            <text:p>Blockly.Msg.COZMO_STOP_01</text:p>
          </table:table-cell>
          <table:table-cell table:number-columns-repeated="2" office:value-type="string" calcext:value-type="string">
            <text:p>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top</text:p>
          </table:table-cell>
          <table:table-cell office:value-type="string" calcext:value-type="string">
            <text:p>02</text:p>
          </table:table-cell>
          <table:table-cell table:formula="of:=CONCATENATE([.A42];&quot;.&quot;;UPPER([.B42]);&quot;_&quot;;[.C42])" office:value-type="string" office:string-value="Blockly.Msg.COZMO_STOP_02" calcext:value-type="string">
            <text:p>Blockly.Msg.COZMO_STOP_02</text:p>
          </table:table-cell>
          <table:table-cell table:style-name="Default" office:value-type="string" calcext:value-type="string">
            <text:p>Stops all motors.</text:p>
          </table:table-cell>
          <table:table-cell office:value-type="string" calcext:value-type="string">
            <text:p>Arrêtez tous les moteu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1</text:p>
          </table:table-cell>
          <table:table-cell table:formula="of:=CONCATENATE([.A43];&quot;.&quot;;UPPER([.B43]);&quot;_&quot;;[.C43])" office:value-type="string" office:string-value="Blockly.Msg.COZMO_TURN_01" calcext:value-type="string">
            <text:p>Blockly.Msg.COZMO_TURN_01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2</text:p>
          </table:table-cell>
          <table:table-cell table:formula="of:=CONCATENATE([.A44];&quot;.&quot;;UPPER([.B44]);&quot;_&quot;;[.C44])" office:value-type="string" office:string-value="Blockly.Msg.COZMO_TURN_02" calcext:value-type="string">
            <text:p>Blockly.Msg.COZMO_TURN_02</text:p>
          </table:table-cell>
          <table:table-cell office:value-type="string" calcext:value-type="string">
            <text:p>(degrees)</text:p>
          </table:table-cell>
          <table:table-cell office:value-type="string" calcext:value-type="string">
            <text:p>(degré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urn</text:p>
          </table:table-cell>
          <table:table-cell office:value-type="string" calcext:value-type="string">
            <text:p>03</text:p>
          </table:table-cell>
          <table:table-cell table:formula="of:=CONCATENATE([.A45];&quot;.&quot;;UPPER([.B45]);&quot;_&quot;;[.C45])" office:value-type="string" office:string-value="Blockly.Msg.COZMO_TURN_03" calcext:value-type="string">
            <text:p>Blockly.Msg.COZMO_TURN_03</text:p>
          </table:table-cell>
          <table:table-cell office:value-type="string" calcext:value-type="string">
            <text:p>Turns by the given angle. Positive turns clockwise, negative - counter-clockwise</text:p>
          </table:table-cell>
          <table:table-cell office:value-type="string" calcext:value-type="string">
            <text:p>Tourne selon l\'angle donné. Le positif tourne dans le sens des aiguilles d\'une montre, le négatif dans le sens inver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1</text:p>
          </table:table-cell>
          <table:table-cell table:formula="of:=CONCATENATE([.A46];&quot;.&quot;;UPPER([.B46]);&quot;_&quot;;[.C46])" office:value-type="string" office:string-value="Blockly.Msg.COZMO_DRIVE_DISTANCE_SPEED_01" calcext:value-type="string">
            <text:p>Blockly.Msg.COZMO_DRIVE_DISTANCE_SPEED_01</text:p>
          </table:table-cell>
          <table:table-cell table:style-name="Default" office:value-type="string" calcext:value-type="string">
            <text:p>Drive distance</text:p>
          </table:table-cell>
          <table:table-cell office:value-type="string" calcext:value-type="string">
            <text:p>Distance de condu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2</text:p>
          </table:table-cell>
          <table:table-cell table:formula="of:=CONCATENATE([.A47];&quot;.&quot;;UPPER([.B47]);&quot;_&quot;;[.C47])" office:value-type="string" office:string-value="Blockly.Msg.COZMO_DRIVE_DISTANCE_SPEED_02" calcext:value-type="string">
            <text:p>Blockly.Msg.COZMO_DRIVE_DISTANCE_SPEED_02</text:p>
          </table:table-cell>
          <table:table-cell office:value-type="string" calcext:value-type="string">
            <text:p>(cm) with speed</text:p>
          </table:table-cell>
          <table:table-cell office:value-type="string" calcext:value-type="string">
            <text:p>(cm) avec la vit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3</text:p>
          </table:table-cell>
          <table:table-cell table:formula="of:=CONCATENATE([.A48];&quot;.&quot;;UPPER([.B48]);&quot;_&quot;;[.C48])" office:value-type="string" office:string-value="Blockly.Msg.COZMO_DRIVE_DISTANCE_SPEED_03" calcext:value-type="string">
            <text:p>Blockly.Msg.COZMO_DRIVE_DISTANCE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distance_speed</text:p>
          </table:table-cell>
          <table:table-cell office:value-type="string" calcext:value-type="string">
            <text:p>04</text:p>
          </table:table-cell>
          <table:table-cell table:formula="of:=CONCATENATE([.A49];&quot;.&quot;;UPPER([.B49]);&quot;_&quot;;[.C49])" office:value-type="string" office:string-value="Blockly.Msg.COZMO_DRIVE_DISTANCE_SPEED_04" calcext:value-type="string">
            <text:p>Blockly.Msg.COZMO_DRIVE_DISTANCE_SPEED_04</text:p>
          </table:table-cell>
          <table:table-cell office:value-type="string" calcext:value-type="string">
            <text:p>Drives given distance at given speed. Distance &lt; 0 to drive backwards. Speed must be &gt; 0</text:p>
          </table:table-cell>
          <table:table-cell office:value-type="string" calcext:value-type="string">
            <text:p>Conduit une distance donnée à une vitesse donnée. Distance &lt; 0 pour conduire en marche arrière. La vitesse doit être &gt; 0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1</text:p>
          </table:table-cell>
          <table:table-cell table:formula="of:=CONCATENATE([.A50];&quot;.&quot;;UPPER([.B50]);&quot;_&quot;;[.C50])" office:value-type="string" office:string-value="Blockly.Msg.COZMO_DRIVE_WHEELS_SPEED_01" calcext:value-type="string">
            <text:p>Blockly.Msg.COZMO_DRIVE_WHEELS_SPEED_01</text:p>
          </table:table-cell>
          <table:table-cell office:value-type="string" calcext:value-type="string">
            <text:p>Drive with speed: left wheel</text:p>
          </table:table-cell>
          <table:table-cell office:value-type="string" calcext:value-type="string">
            <text:p>Conduire avec vitesse : roue gau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2</text:p>
          </table:table-cell>
          <table:table-cell table:formula="of:=CONCATENATE([.A51];&quot;.&quot;;UPPER([.B51]);&quot;_&quot;;[.C51])" office:value-type="string" office:string-value="Blockly.Msg.COZMO_DRIVE_WHEELS_SPEED_02" calcext:value-type="string">
            <text:p>Blockly.Msg.COZMO_DRIVE_WHEELS_SPEED_02</text:p>
          </table:table-cell>
          <table:table-cell office:value-type="string" calcext:value-type="string">
            <text:p>(cm/s), right wheel</text:p>
          </table:table-cell>
          <table:table-cell office:value-type="string" calcext:value-type="string">
            <text:p>(cm/s), roue dro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3</text:p>
          </table:table-cell>
          <table:table-cell table:formula="of:=CONCATENATE([.A52];&quot;.&quot;;UPPER([.B52]);&quot;_&quot;;[.C52])" office:value-type="string" office:string-value="Blockly.Msg.COZMO_DRIVE_WHEELS_SPEED_03" calcext:value-type="string">
            <text:p>Blockly.Msg.COZMO_DRIVE_WHEELS_SPEED_03</text:p>
          </table:table-cell>
          <table:table-cell table:number-columns-repeated="2" office:value-type="string" calcext:value-type="string">
            <text:p>(cm/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wheels_speed</text:p>
          </table:table-cell>
          <table:table-cell office:value-type="string" calcext:value-type="string">
            <text:p>04</text:p>
          </table:table-cell>
          <table:table-cell table:formula="of:=CONCATENATE([.A53];&quot;.&quot;;UPPER([.B53]);&quot;_&quot;;[.C53])" office:value-type="string" office:string-value="Blockly.Msg.COZMO_DRIVE_WHEELS_SPEED_04" calcext:value-type="string">
            <text:p>Blockly.Msg.COZMO_DRIVE_WHEELS_SPEED_04</text:p>
          </table:table-cell>
          <table:table-cell office:value-type="string" calcext:value-type="string">
            <text:p>Drives continuously until explicitly stopped. Be very careful with this one.</text:p>
          </table:table-cell>
          <table:table-cell office:value-type="string" calcext:value-type="string">
            <text:p>Conduit continuellement jusqu\'à ce qu\'il soit explicitement arrêté. Soyez très prudent avec celui-ci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1</text:p>
          </table:table-cell>
          <table:table-cell table:formula="of:=CONCATENATE([.A54];&quot;.&quot;;UPPER([.B54]);&quot;_&quot;;[.C54])" office:value-type="string" office:string-value="Blockly.Msg.COZMO_SAY_01" calcext:value-type="string">
            <text:p>Blockly.Msg.COZMO_SAY_0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say</text:p>
          </table:table-cell>
          <table:table-cell office:value-type="string" calcext:value-type="string">
            <text:p>02</text:p>
          </table:table-cell>
          <table:table-cell table:formula="of:=CONCATENATE([.A55];&quot;.&quot;;UPPER([.B55]);&quot;_&quot;;[.C55])" office:value-type="string" office:string-value="Blockly.Msg.COZMO_SAY_02" calcext:value-type="string">
            <text:p>Blockly.Msg.COZMO_SAY_02</text:p>
          </table:table-cell>
          <table:table-cell office:value-type="string" calcext:value-type="string">
            <text:p>Says text</text:p>
          </table:table-cell>
          <table:table-cell office:value-type="string" calcext:value-type="string">
            <text:p>Dit le tex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1</text:p>
          </table:table-cell>
          <table:table-cell table:formula="of:=CONCATENATE([.A56];&quot;.&quot;;UPPER([.B56]);&quot;_&quot;;[.C56])" office:value-type="string" office:string-value="Blockly.Msg.COZMO_GOTO_ORIGIN_01" calcext:value-type="string">
            <text:p>Blockly.Msg.COZMO_GOTO_ORIGIN_01</text:p>
          </table:table-cell>
          <table:table-cell office:value-type="string" calcext:value-type="string">
            <text:p>Go to origin</text:p>
          </table:table-cell>
          <table:table-cell office:value-type="string" calcext:value-type="string">
            <text:p>Aller à l'orig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goto_origin</text:p>
          </table:table-cell>
          <table:table-cell office:value-type="string" calcext:value-type="string">
            <text:p>02</text:p>
          </table:table-cell>
          <table:table-cell table:formula="of:=CONCATENATE([.A57];&quot;.&quot;;UPPER([.B57]);&quot;_&quot;;[.C57])" office:value-type="string" office:string-value="Blockly.Msg.COZMO_GOTO_ORIGIN_02" calcext:value-type="string">
            <text:p>Blockly.Msg.COZMO_GOTO_ORIGIN_02</text:p>
          </table:table-cell>
          <table:table-cell office:value-type="string" calcext:value-type="string">
            <text:p>Goes to where Cozmo was when program started.</text:p>
          </table:table-cell>
          <table:table-cell office:value-type="string" calcext:value-type="string">
            <text:p>Va là où était Cozmo au début du programm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1</text:p>
          </table:table-cell>
          <table:table-cell table:formula="of:=CONCATENATE([.A58];&quot;.&quot;;UPPER([.B58]);&quot;_&quot;;[.C58])" office:value-type="string" office:string-value="Blockly.Msg.COZMO_DRIVE_TO_01" calcext:value-type="string">
            <text:p>Blockly.Msg.COZMO_DRIVE_TO_01</text:p>
          </table:table-cell>
          <table:table-cell office:value-type="string" calcext:value-type="string">
            <text:p>Drive to X:</text:p>
          </table:table-cell>
          <table:table-cell office:value-type="string" calcext:value-type="string">
            <text:p>Conduire jusqu'à X 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drive_to</text:p>
          </table:table-cell>
          <table:table-cell office:value-type="string" calcext:value-type="string">
            <text:p>02</text:p>
          </table:table-cell>
          <table:table-cell table:formula="of:=CONCATENATE([.A59];&quot;.&quot;;UPPER([.B59]);&quot;_&quot;;[.C59])" office:value-type="string" office:string-value="Blockly.Msg.COZMO_DRIVE_TO_02" calcext:value-type="string">
            <text:p>Blockly.Msg.COZMO_DRIVE_TO_02</text:p>
          </table:table-cell>
          <table:table-cell office:value-type="string" calcext:value-type="string">
            <text:p>Drives to the specified coordinates if possible (e.g. no obstacles/static objects prevent from accomplishing the task.</text:p>
          </table:table-cell>
          <table:table-cell office:value-type="string" calcext:value-type="string">
            <text:p>Conduit aux coordonnées spécifiées si possible (par exemple, aucun obstacle/objet statique n\'empêche d'accomplir la tâch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seen_number_boolean</text:p>
          </table:table-cell>
          <table:table-cell office:value-type="string" calcext:value-type="string">
            <text:p>01</text:p>
          </table:table-cell>
          <table:table-cell table:formula="of:=CONCATENATE([.A60];&quot;.&quot;;UPPER([.B60]);&quot;_&quot;;[.C60])" office:value-type="string" office:string-value="Blockly.Msg.COZMO_CUBE_SEEN_NUMBER_BOOLEAN_01" calcext:value-type="string">
            <text:p>Blockly.Msg.COZMO_CUBE_SEEN_NUMBER_BOOLEAN_01</text:p>
          </table:table-cell>
          <table:table-cell office:value-type="string" calcext:value-type="string">
            <text:p>cube %1 been seen</text:p>
          </table:table-cell>
          <table:table-cell office:value-type="string" calcext:value-type="string">
            <text:p>cube %1 a été v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visible_number_boolean</text:p>
          </table:table-cell>
          <table:table-cell office:value-type="string" calcext:value-type="string">
            <text:p>01</text:p>
          </table:table-cell>
          <table:table-cell table:formula="of:=CONCATENATE([.A61];&quot;.&quot;;UPPER([.B61]);&quot;_&quot;;[.C61])" office:value-type="string" office:string-value="Blockly.Msg.COZMO_CUBE_VISIBLE_NUMBER_BOOLEAN_01" calcext:value-type="string">
            <text:p>Blockly.Msg.COZMO_CUBE_VISIBLE_NUMBER_BOOLEAN_01</text:p>
          </table:table-cell>
          <table:table-cell office:value-type="string" calcext:value-type="string">
            <text:p>cube %1 is visible</text:p>
          </table:table-cell>
          <table:table-cell office:value-type="string" calcext:value-type="string">
            <text:p>cube %1 est visi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to</text:p>
          </table:table-cell>
          <table:table-cell office:value-type="string" calcext:value-type="string">
            <text:p>01</text:p>
          </table:table-cell>
          <table:table-cell table:formula="of:=CONCATENATE([.A62];&quot;.&quot;;UPPER([.B62]);&quot;_&quot;;[.C62])" office:value-type="string" office:string-value="Blockly.Msg.COZMO_CUBE_DISTANCE_TO_01" calcext:value-type="string">
            <text:p>Blockly.Msg.COZMO_CUBE_DISTANCE_TO_01</text:p>
          </table:table-cell>
          <table:table-cell office:value-type="string" calcext:value-type="string">
            <text:p>distance to cube %1 (cm)</text:p>
          </table:table-cell>
          <table:table-cell office:value-type="string" calcext:value-type="string">
            <text:p>distance au cube %1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distance_between</text:p>
          </table:table-cell>
          <table:table-cell office:value-type="string" calcext:value-type="string">
            <text:p>01</text:p>
          </table:table-cell>
          <table:table-cell table:formula="of:=CONCATENATE([.A63];&quot;.&quot;;UPPER([.B63]);&quot;_&quot;;[.C63])" office:value-type="string" office:string-value="Blockly.Msg.COZMO_CUBE_DISTANCE_BETWEEN_01" calcext:value-type="string">
            <text:p>Blockly.Msg.COZMO_CUBE_DISTANCE_BETWEEN_01</text:p>
          </table:table-cell>
          <table:table-cell office:value-type="string" calcext:value-type="string">
            <text:p>distance between cubes %1 and %2 (cm)</text:p>
          </table:table-cell>
          <table:table-cell office:value-type="string" calcext:value-type="string">
            <text:p>distance entre les cubes %1 et %2 (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ickup</text:p>
          </table:table-cell>
          <table:table-cell office:value-type="string" calcext:value-type="string">
            <text:p>01</text:p>
          </table:table-cell>
          <table:table-cell table:formula="of:=CONCATENATE([.A64];&quot;.&quot;;UPPER([.B64]);&quot;_&quot;;[.C64])" office:value-type="string" office:string-value="Blockly.Msg.COZMO_CUBE_PICKUP_01" calcext:value-type="string">
            <text:p>Blockly.Msg.COZMO_CUBE_PICKUP_01</text:p>
          </table:table-cell>
          <table:table-cell office:value-type="string" calcext:value-type="string">
            <text:p>Pickup cube %1</text:p>
          </table:table-cell>
          <table:table-cell office:value-type="string" calcext:value-type="string">
            <text:p>Cube de ramassag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ground</text:p>
          </table:table-cell>
          <table:table-cell office:value-type="string" calcext:value-type="string">
            <text:p>01</text:p>
          </table:table-cell>
          <table:table-cell table:formula="of:=CONCATENATE([.A65];&quot;.&quot;;UPPER([.B65]);&quot;_&quot;;[.C65])" office:value-type="string" office:string-value="Blockly.Msg.COZMO_CUBE_PLACE_ON_GROUND_01" calcext:value-type="string">
            <text:p>Blockly.Msg.COZMO_CUBE_PLACE_ON_GROUND_01</text:p>
          </table:table-cell>
          <table:table-cell office:value-type="string" calcext:value-type="string">
            <text:p>Place cube %1 on ground</text:p>
          </table:table-cell>
          <table:table-cell office:value-type="string" calcext:value-type="string">
            <text:p>Placer le cube %1 sur le s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place_on_cube</text:p>
          </table:table-cell>
          <table:table-cell office:value-type="string" calcext:value-type="string">
            <text:p>01</text:p>
          </table:table-cell>
          <table:table-cell table:formula="of:=CONCATENATE([.A66];&quot;.&quot;;UPPER([.B66]);&quot;_&quot;;[.C66])" office:value-type="string" office:string-value="Blockly.Msg.COZMO_CUBE_PLACE_ON_CUBE_01" calcext:value-type="string">
            <text:p>Blockly.Msg.COZMO_CUBE_PLACE_ON_CUBE_01</text:p>
          </table:table-cell>
          <table:table-cell office:value-type="string" calcext:value-type="string">
            <text:p>Place current cube on cube %1</text:p>
          </table:table-cell>
          <table:table-cell office:value-type="string" calcext:value-type="string">
            <text:p>Placer le cube actuel sur le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cube_turn_toward</text:p>
          </table:table-cell>
          <table:table-cell office:value-type="string" calcext:value-type="string">
            <text:p>01</text:p>
          </table:table-cell>
          <table:table-cell table:formula="of:=CONCATENATE([.A67];&quot;.&quot;;UPPER([.B67]);&quot;_&quot;;[.C67])" office:value-type="string" office:string-value="Blockly.Msg.COZMO_CUBE_TURN_TOWARD_01" calcext:value-type="string">
            <text:p>Blockly.Msg.COZMO_CUBE_TURN_TOWARD_01</text:p>
          </table:table-cell>
          <table:table-cell office:value-type="string" calcext:value-type="string">
            <text:p>Turn to cube %1</text:p>
          </table:table-cell>
          <table:table-cell office:value-type="string" calcext:value-type="string">
            <text:p>Tournez au cube %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1</text:p>
          </table:table-cell>
          <table:table-cell table:formula="of:=CONCATENATE([.A68];&quot;.&quot;;UPPER([.B68]);&quot;_&quot;;[.C68])" office:value-type="string" office:string-value="Blockly.Msg.COZMO_ON_CUBE_TAPPED_01" calcext:value-type="string">
            <text:p>Blockly.Msg.COZMO_ON_CUBE_TAPPED_01</text:p>
          </table:table-cell>
          <table:table-cell office:value-type="string" calcext:value-type="string">
            <text:p>on cube tapped</text:p>
          </table:table-cell>
          <table:table-cell office:value-type="string" calcext:value-type="string">
            <text:p>sur cube tap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on_cube_tapped</text:p>
          </table:table-cell>
          <table:table-cell office:value-type="string" calcext:value-type="string">
            <text:p>02</text:p>
          </table:table-cell>
          <table:table-cell table:formula="of:=CONCATENATE([.A69];&quot;.&quot;;UPPER([.B69]);&quot;_&quot;;[.C69])" office:value-type="string" office:string-value="Blockly.Msg.COZMO_ON_CUBE_TAPPED_02" calcext:value-type="string">
            <text:p>Blockly.Msg.COZMO_ON_CUBE_TAPPED_02</text:p>
          </table:table-cell>
          <table:table-cell office:value-type="string" calcext:value-type="string">
            <text:p>Executes a block of code when a cube is tapped</text:p>
          </table:table-cell>
          <table:table-cell office:value-type="string" calcext:value-type="string">
            <text:p>Exécute un bloc de code lors de l'écoute d'un cub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tapped_cube_number_boolean</text:p>
          </table:table-cell>
          <table:table-cell office:value-type="string" calcext:value-type="string">
            <text:p>01</text:p>
          </table:table-cell>
          <table:table-cell table:formula="of:=CONCATENATE([.A70];&quot;.&quot;;UPPER([.B70]);&quot;_&quot;;[.C70])" office:value-type="string" office:string-value="Blockly.Msg.COZMO_TAPPED_CUBE_NUMBER_BOOLEAN_01" calcext:value-type="string">
            <text:p>Blockly.Msg.COZMO_TAPPED_CUBE_NUMBER_BOOLEAN_01</text:p>
          </table:table-cell>
          <table:table-cell office:value-type="string" calcext:value-type="string">
            <text:p>cube %1 tapped</text:p>
          </table:table-cell>
          <table:table-cell office:value-type="string" calcext:value-type="string">
            <text:p>cube %1 explo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free_will</text:p>
          </table:table-cell>
          <table:table-cell office:value-type="string" calcext:value-type="string">
            <text:p>01</text:p>
          </table:table-cell>
          <table:table-cell table:formula="of:=CONCATENATE([.A71];&quot;.&quot;;UPPER([.B71]);&quot;_&quot;;[.C71])" office:value-type="string" office:string-value="Blockly.Msg.COZMO_FREE_WILL_01" calcext:value-type="string">
            <text:p>Blockly.Msg.COZMO_FREE_WILL_01</text:p>
          </table:table-cell>
          <table:table-cell office:value-type="string" calcext:value-type="string">
            <text:p>%1 free will</text:p>
          </table:table-cell>
          <table:table-cell office:value-type="string" calcext:value-type="string">
            <text:p>%1 libre arbi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1</text:p>
          </table:table-cell>
          <table:table-cell table:formula="of:=CONCATENATE([.A72];&quot;.&quot;;UPPER([.B72]);&quot;_&quot;;[.C72])" office:value-type="string" office:string-value="Blockly.Msg.COZMO_ADD_STATIC_MODEL_01" calcext:value-type="string">
            <text:p>Blockly.Msg.COZMO_ADD_STATIC_MODEL_01</text:p>
          </table:table-cell>
          <table:table-cell office:value-type="string" calcext:value-type="string">
            <text:p>wood_wall</text:p>
          </table:table-cell>
          <table:table-cell office:value-type="string" calcext:value-type="string">
            <text:p>mur en b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2</text:p>
          </table:table-cell>
          <table:table-cell table:formula="of:=CONCATENATE([.A73];&quot;.&quot;;UPPER([.B73]);&quot;_&quot;;[.C73])" office:value-type="string" office:string-value="Blockly.Msg.COZMO_ADD_STATIC_MODEL_02" calcext:value-type="string">
            <text:p>Blockly.Msg.COZMO_ADD_STATIC_MODEL_02</text:p>
          </table:table-cell>
          <table:table-cell office:value-type="string" calcext:value-type="string">
            <text:p>brick_wall</text:p>
          </table:table-cell>
          <table:table-cell office:value-type="string" calcext:value-type="string">
            <text:p>mur de briq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3</text:p>
          </table:table-cell>
          <table:table-cell table:formula="of:=CONCATENATE([.A74];&quot;.&quot;;UPPER([.B74]);&quot;_&quot;;[.C74])" office:value-type="string" office:string-value="Blockly.Msg.COZMO_ADD_STATIC_MODEL_03" calcext:value-type="string">
            <text:p>Blockly.Msg.COZMO_ADD_STATIC_MODEL_03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4</text:p>
          </table:table-cell>
          <table:table-cell table:formula="of:=CONCATENATE([.A75];&quot;.&quot;;UPPER([.B75]);&quot;_&quot;;[.C75])" office:value-type="string" office:string-value="Blockly.Msg.COZMO_ADD_STATIC_MODEL_04" calcext:value-type="string">
            <text:p>Blockly.Msg.COZMO_ADD_STATIC_MODEL_04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u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office:value-type="string" calcext:value-type="string">
            <text:p>cozmo_add_static_model</text:p>
          </table:table-cell>
          <table:table-cell office:value-type="string" calcext:value-type="string">
            <text:p>05</text:p>
          </table:table-cell>
          <table:table-cell table:formula="of:=CONCATENATE([.A76];&quot;.&quot;;UPPER([.B76]);&quot;_&quot;;[.C76])" office:value-type="string" office:string-value="Blockly.Msg.COZMO_ADD_STATIC_MODEL_05" calcext:value-type="string">
            <text:p>Blockly.Msg.COZMO_ADD_STATIC_MODEL_05</text:p>
          </table:table-cell>
          <table:table-cell table:style-name="Default"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1</text:p>
          </table:table-cell>
          <table:table-cell table:formula="of:=CONCATENATE([.A77];&quot;.&quot;;UPPER([.B77]);&quot;_&quot;;[.C77])" office:value-type="string" office:string-value="Blockly.Msg.DIALOG_FORM_SAVE_CODE_01" calcext:value-type="string">
            <text:p>Blockly.Msg.DIALOG_FORM_SAVE_CODE_01</text:p>
          </table:table-cell>
          <table:table-cell table:style-name="Default" office:value-type="string" calcext:value-type="string">
            <text:p>Open</text:p>
          </table:table-cell>
          <table:table-cell office:value-type="string" calcext:value-type="string">
            <text:p>Ouvr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2</text:p>
          </table:table-cell>
          <table:table-cell table:formula="of:=CONCATENATE([.A78];&quot;.&quot;;UPPER([.B78]);&quot;_&quot;;[.C78])" office:value-type="string" office:string-value="Blockly.Msg.DIALOG_FORM_SAVE_CODE_02" calcext:value-type="string">
            <text:p>Blockly.Msg.DIALOG_FORM_SAVE_CODE_02</text:p>
          </table:table-cell>
          <table:table-cell table:style-name="Default" office:value-type="string" calcext:value-type="string">
            <text:p>Save</text:p>
          </table:table-cell>
          <table:table-cell office:value-type="string" calcext:value-type="string">
            <text:p>Enregist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3</text:p>
          </table:table-cell>
          <table:table-cell table:formula="of:=CONCATENATE([.A79];&quot;.&quot;;UPPER([.B79]);&quot;_&quot;;[.C79])" office:value-type="string" office:string-value="Blockly.Msg.DIALOG_FORM_SAVE_CODE_03" calcext:value-type="string">
            <text:p>Blockly.Msg.DIALOG_FORM_SAVE_CODE_03</text:p>
          </table:table-cell>
          <table:table-cell table:style-name="Default"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4</text:p>
          </table:table-cell>
          <table:table-cell table:formula="of:=CONCATENATE([.A80];&quot;.&quot;;UPPER([.B80]);&quot;_&quot;;[.C80])" office:value-type="string" office:string-value="Blockly.Msg.DIALOG_FORM_SAVE_CODE_04" calcext:value-type="string">
            <text:p>Blockly.Msg.DIALOG_FORM_SAVE_CODE_04</text:p>
          </table:table-cell>
          <table:table-cell office:value-type="string" calcext:value-type="string">
            <text:p>Are you sure you want to overwrite </text:p>
          </table:table-cell>
          <table:table-cell office:value-type="string" calcext:value-type="string">
            <text:p>Es-tu sûr de vouloir remplac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5</text:p>
          </table:table-cell>
          <table:table-cell table:formula="of:=CONCATENATE([.A81];&quot;.&quot;;UPPER([.B81]);&quot;_&quot;;[.C81])" office:value-type="string" office:string-value="Blockly.Msg.DIALOG_FORM_SAVE_CODE_05" calcext:value-type="string">
            <text:p>Blockly.Msg.DIALOG_FORM_SAVE_CODE_05</text:p>
          </table:table-cell>
          <table:table-cell office:value-type="string" calcext:value-type="string">
            <text:p>Save code</text:p>
          </table:table-cell>
          <table:table-cell office:value-type="string" calcext:value-type="string">
            <text:p>Enregistrer le 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ly.Msg</text:p>
          </table:table-cell>
          <table:table-cell table:style-name="ce11" office:value-type="string" calcext:value-type="string">
            <text:p>dialog_form_save_code</text:p>
          </table:table-cell>
          <table:table-cell office:value-type="string" calcext:value-type="string">
            <text:p>06</text:p>
          </table:table-cell>
          <table:table-cell table:formula="of:=CONCATENATE([.A82];&quot;.&quot;;UPPER([.B82]);&quot;_&quot;;[.C82])" office:value-type="string" office:string-value="Blockly.Msg.DIALOG_FORM_SAVE_CODE_06" calcext:value-type="string">
            <text:p>Blockly.Msg.DIALOG_FORM_SAVE_CODE_06</text:p>
          </table:table-cell>
          <table:table-cell table:style-name="ce14" office:value-type="string" calcext:value-type="string">
            <text:p>Filename</text:p>
          </table:table-cell>
          <table:table-cell office:value-type="string" calcext:value-type="string">
            <text:p>Nom du fichier</text:p>
          </table:table-cell>
          <table:table-cell table:number-columns-repeated="1018"/>
        </table:table-row>
      </table:table>
      <table:table table:name="javascript code BLK" table:style-name="ta1">
        <table:table-column table:style-name="co16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5" office:value-type="string" calcext:value-type="string">
            <text:p>blockly/msg/js/en.js</text:p>
          </table:table-cell>
          <table:table-cell table:style-name="ce15" office:value-type="string" calcext:value-type="string">
            <text:p>blockly/msg/js/fr.js</text:p>
          </table:table-cell>
          <table:table-cell table:style-name="ce15" table:number-columns-repeated="1022"/>
        </table:table-row>
        <table:table-row table:style-name="ro1">
          <table:table-cell table:formula="of:=CONCATENATE([Localizations_BLOCK.$D2];&quot; = &quot;;CHAR(34);[Localizations_BLOCK.E2];CHAR(34);&quot;;&quot;)" office:value-type="string" office:string-value="Blockly.Msg.COZMO_ON_START_01 = &quot;on start&quot;;" calcext:value-type="string">
            <text:p>Blockly.Msg.COZMO_ON_START_01 = "on start";</text:p>
          </table:table-cell>
          <table:table-cell table:formula="of:=CONCATENATE([Localizations_BLOCK.$D2];&quot; = &quot;;CHAR(34);[Localizations_BLOCK.F2];CHAR(34);&quot;;&quot;)" office:value-type="string" office:string-value="Blockly.Msg.COZMO_ON_START_01 = &quot;au démarrage&quot;;" calcext:value-type="string">
            <text:p>Blockly.Msg.COZMO_ON_START_01 = "au démarrage";</text:p>
          </table:table-cell>
          <table:table-cell table:number-columns-repeated="1022"/>
        </table:table-row>
        <table:table-row table:style-name="ro1">
          <table:table-cell table:formula="of:=CONCATENATE([Localizations_BLOCK.D3];&quot; = '&quot;;[Localizations_BLOCK.E3];&quot;';&quot;)" office:value-type="string" office:string-value="Blockly.Msg.COZMO_ON_START_02 = 'Executes the program on start';" calcext:value-type="string">
            <text:p>Blockly.Msg.COZMO_ON_START_02 = 'Executes the program on start';</text:p>
          </table:table-cell>
          <table:table-cell table:formula="of:=CONCATENATE([Localizations_BLOCK.$D3];&quot; = '&quot;;[Localizations_BLOCK.F3];&quot;';&quot;)" office:value-type="string" office:string-value="Blockly.Msg.COZMO_ON_START_02 = 'Exécute le programme au démarrage';" calcext:value-type="string">
            <text:p>Blockly.Msg.COZMO_ON_START_02 = 'Exécute le programme au démarrage';</text:p>
          </table:table-cell>
          <table:table-cell table:number-columns-repeated="1022"/>
        </table:table-row>
        <table:table-row table:style-name="ro1">
          <table:table-cell table:formula="of:=CONCATENATE([Localizations_BLOCK.D4];&quot; = &quot;;CHAR(34);[Localizations_BLOCK.E4];CHAR(34);&quot;;&quot;)" office:value-type="string" office:string-value="Blockly.Msg.COZMO_SET_CUBE_MODEL_01 = &quot;Set %1 model on cube %2&quot;;" calcext:value-type="string">
            <text:p>Blockly.Msg.COZMO_SET_CUBE_MODEL_01 = "Set %1 model on cube %2";</text:p>
          </table:table-cell>
          <table:table-cell table:formula="of:=CONCATENATE([Localizations_BLOCK.$D4];&quot; = &quot;;CHAR(34);[Localizations_BLOCK.F4];CHAR(34);&quot;;&quot;)" office:value-type="string" office:string-value="Blockly.Msg.COZMO_SET_CUBE_MODEL_01 = &quot;Mettre le modèle %1 sur le cube %2&quot;;" calcext:value-type="string">
            <text:p>Blockly.Msg.COZMO_SET_CUBE_MODEL_01 = "Mettre le modèle %1 sur le cube %2";</text:p>
          </table:table-cell>
          <table:table-cell table:number-columns-repeated="1022"/>
        </table:table-row>
        <table:table-row table:style-name="ro1">
          <table:table-cell table:formula="of:=CONCATENATE([Localizations_BLOCK.D5];&quot; = '&quot;;[Localizations_BLOCK.E5];&quot;';&quot;)" office:value-type="string" office:string-value="Blockly.Msg.COZMO_ADD_STATIC_MODEL_01 = 'Add a static object';" calcext:value-type="string">
            <text:p>Blockly.Msg.COZMO_ADD_STATIC_MODEL_01 = 'Add a static object';</text:p>
          </table:table-cell>
          <table:table-cell table:formula="of:=CONCATENATE([Localizations_BLOCK.$D5];&quot; = '&quot;;[Localizations_BLOCK.F5];&quot;';&quot;)" office:value-type="string" office:string-value="Blockly.Msg.COZMO_ADD_STATIC_MODEL_01 = 'Ajouter un objet statique';" calcext:value-type="string">
            <text:p>Blockly.Msg.COZMO_ADD_STATIC_MODEL_01 = 'Ajouter un objet statique';</text:p>
          </table:table-cell>
          <table:table-cell table:number-columns-repeated="1022"/>
        </table:table-row>
        <table:table-row table:style-name="ro1">
          <table:table-cell table:formula="of:=CONCATENATE([Localizations_BLOCK.D6];&quot; = &quot;;CHAR(34);[Localizations_BLOCK.E6];CHAR(34);&quot;;&quot;)" office:value-type="string" office:string-value="Blockly.Msg.COZMO_MAZE_01 = &quot;Create maze&quot;;" calcext:value-type="string">
            <text:p>Blockly.Msg.COZMO_MAZE_01 = "Create maze";</text:p>
          </table:table-cell>
          <table:table-cell table:formula="of:=CONCATENATE([Localizations_BLOCK.$D6];&quot; = &quot;;CHAR(34);[Localizations_BLOCK.F6];CHAR(34);&quot;;&quot;)" office:value-type="string" office:string-value="Blockly.Msg.COZMO_MAZE_01 = &quot;Créer un labyrinthe&quot;;" calcext:value-type="string">
            <text:p>Blockly.Msg.COZMO_MAZE_01 = "Créer un labyrinthe";</text:p>
          </table:table-cell>
          <table:table-cell table:number-columns-repeated="1022"/>
        </table:table-row>
        <table:table-row table:style-name="ro1">
          <table:table-cell table:formula="of:=CONCATENATE([Localizations_BLOCK.$D7];&quot; = '&quot;;[Localizations_BLOCK.E7];&quot;';&quot;)" office:value-type="string" office:string-value="Blockly.Msg.COZMO_MAZE_02 = 'Creates maze';" calcext:value-type="string">
            <text:p>Blockly.Msg.COZMO_MAZE_02 = 'Creates maze';</text:p>
          </table:table-cell>
          <table:table-cell table:formula="of:=CONCATENATE([Localizations_BLOCK.$D7];&quot; = '&quot;;[Localizations_BLOCK.F7];&quot;';&quot;)" office:value-type="string" office:string-value="Blockly.Msg.COZMO_MAZE_02 = 'Crée un labyrinthe';" calcext:value-type="string">
            <text:p>Blockly.Msg.COZMO_MAZE_02 = 'Crée un labyrinthe';</text:p>
          </table:table-cell>
          <table:table-cell table:number-columns-repeated="1022"/>
        </table:table-row>
        <table:table-row table:style-name="ro1">
          <table:table-cell table:formula="of:=CONCATENATE([Localizations_BLOCK.D8];&quot; = &quot;;CHAR(34);[Localizations_BLOCK.E8];CHAR(34);&quot;;&quot;)" office:value-type="string" office:string-value="Blockly.Msg.COZMO_PLAY_ANIMATION_01 = &quot;Play %1 animation&quot;;" calcext:value-type="string">
            <text:p>Blockly.Msg.COZMO_PLAY_ANIMATION_01 = "Play %1 animation";</text:p>
          </table:table-cell>
          <table:table-cell table:formula="of:=CONCATENATE([Localizations_BLOCK.$D8];&quot; = &quot;;CHAR(34);[Localizations_BLOCK.F8];CHAR(34);&quot;;&quot;)" office:value-type="string" office:string-value="Blockly.Msg.COZMO_PLAY_ANIMATION_01 = &quot;Jouer l'animation %1&quot;;" calcext:value-type="string">
            <text:p>Blockly.Msg.COZMO_PLAY_ANIMATION_01 = "Jouer l'animation %1";</text:p>
          </table:table-cell>
          <table:table-cell table:number-columns-repeated="1022"/>
        </table:table-row>
        <table:table-row table:style-name="ro1">
          <table:table-cell table:formula="of:=CONCATENATE([Localizations_BLOCK.D9];&quot; = &quot;;CHAR(34);[Localizations_BLOCK.E9];CHAR(34);&quot;;&quot;)" office:value-type="string" office:string-value="Blockly.Msg.COZMO_PLAY_ANIMATION_02 = &quot;greeting&quot;;" calcext:value-type="string">
            <text:p>Blockly.Msg.COZMO_PLAY_ANIMATION_02 = "greeting";</text:p>
          </table:table-cell>
          <table:table-cell table:formula="of:=CONCATENATE([Localizations_BLOCK.$D9];&quot; = &quot;;CHAR(34);[Localizations_BLOCK.F9];CHAR(34);&quot;;&quot;)" office:value-type="string" office:string-value="Blockly.Msg.COZMO_PLAY_ANIMATION_02 = &quot;saluer&quot;;" calcext:value-type="string">
            <text:p>Blockly.Msg.COZMO_PLAY_ANIMATION_02 = "saluer";</text:p>
          </table:table-cell>
          <table:table-cell table:number-columns-repeated="1022"/>
        </table:table-row>
        <table:table-row table:style-name="ro1">
          <table:table-cell table:formula="of:=CONCATENATE([Localizations_BLOCK.D10];&quot; = &quot;;CHAR(34);[Localizations_BLOCK.E10];CHAR(34);&quot;;&quot;)" office:value-type="string" office:string-value="Blockly.Msg.COZMO_PLAY_ANIMATION_03 = &quot;sneeze&quot;;" calcext:value-type="string">
            <text:p>Blockly.Msg.COZMO_PLAY_ANIMATION_03 = "sneeze";</text:p>
          </table:table-cell>
          <table:table-cell table:formula="of:=CONCATENATE([Localizations_BLOCK.$D10];&quot; = &quot;;CHAR(34);[Localizations_BLOCK.F10];CHAR(34);&quot;;&quot;)" office:value-type="string" office:string-value="Blockly.Msg.COZMO_PLAY_ANIMATION_03 = &quot;éternuer&quot;;" calcext:value-type="string">
            <text:p>Blockly.Msg.COZMO_PLAY_ANIMATION_03 = "éternuer";</text:p>
          </table:table-cell>
          <table:table-cell table:number-columns-repeated="1022"/>
        </table:table-row>
        <table:table-row table:style-name="ro1">
          <table:table-cell table:formula="of:=CONCATENATE([Localizations_BLOCK.D11];&quot; = &quot;;CHAR(34);[Localizations_BLOCK.E11];CHAR(34);&quot;;&quot;)" office:value-type="string" office:string-value="Blockly.Msg.COZMO_PLAY_ANIMATION_04 = &quot;what?&quot;;" calcext:value-type="string">
            <text:p>Blockly.Msg.COZMO_PLAY_ANIMATION_04 = "what?";</text:p>
          </table:table-cell>
          <table:table-cell table:formula="of:=CONCATENATE([Localizations_BLOCK.$D11];&quot; = &quot;;CHAR(34);[Localizations_BLOCK.F11];CHAR(34);&quot;;&quot;)" office:value-type="string" office:string-value="Blockly.Msg.COZMO_PLAY_ANIMATION_04 = &quot;quoi ?&quot;;" calcext:value-type="string">
            <text:p>Blockly.Msg.COZMO_PLAY_ANIMATION_04 = "quoi ?";</text:p>
          </table:table-cell>
          <table:table-cell table:number-columns-repeated="1022"/>
        </table:table-row>
        <table:table-row table:style-name="ro1">
          <table:table-cell table:formula="of:=CONCATENATE([Localizations_BLOCK.D12];&quot; = &quot;;CHAR(34);[Localizations_BLOCK.E12];CHAR(34);&quot;;&quot;)" office:value-type="string" office:string-value="Blockly.Msg.COZMO_PLAY_ANIMATION_05 = &quot;win&quot;;" calcext:value-type="string">
            <text:p>Blockly.Msg.COZMO_PLAY_ANIMATION_05 = "win";</text:p>
          </table:table-cell>
          <table:table-cell table:formula="of:=CONCATENATE([Localizations_BLOCK.$D12];&quot; = &quot;;CHAR(34);[Localizations_BLOCK.F12];CHAR(34);&quot;;&quot;)" office:value-type="string" office:string-value="Blockly.Msg.COZMO_PLAY_ANIMATION_05 = &quot;gagner&quot;;" calcext:value-type="string">
            <text:p>Blockly.Msg.COZMO_PLAY_ANIMATION_05 = "gagner";</text:p>
          </table:table-cell>
          <table:table-cell table:number-columns-repeated="1022"/>
        </table:table-row>
        <table:table-row table:style-name="ro1">
          <table:table-cell table:formula="of:=CONCATENATE([Localizations_BLOCK.D13];&quot; = &quot;;CHAR(34);[Localizations_BLOCK.E13];CHAR(34);&quot;;&quot;)" office:value-type="string" office:string-value="Blockly.Msg.COZMO_PLAY_ANIMATION_06 = &quot;lose&quot;;" calcext:value-type="string">
            <text:p>Blockly.Msg.COZMO_PLAY_ANIMATION_06 = "lose";</text:p>
          </table:table-cell>
          <table:table-cell table:formula="of:=CONCATENATE([Localizations_BLOCK.$D13];&quot; = &quot;;CHAR(34);[Localizations_BLOCK.F13];CHAR(34);&quot;;&quot;)" office:value-type="string" office:string-value="Blockly.Msg.COZMO_PLAY_ANIMATION_06 = &quot;perdre&quot;;" calcext:value-type="string">
            <text:p>Blockly.Msg.COZMO_PLAY_ANIMATION_06 = "perdre";</text:p>
          </table:table-cell>
          <table:table-cell table:number-columns-repeated="1022"/>
        </table:table-row>
        <table:table-row table:style-name="ro1">
          <table:table-cell table:formula="of:=CONCATENATE([Localizations_BLOCK.D14];&quot; = &quot;;CHAR(34);[Localizations_BLOCK.E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formula="of:=CONCATENATE([Localizations_BLOCK.$D14];&quot; = &quot;;CHAR(34);[Localizations_BLOCK.F14];CHAR(34);&quot;;&quot;)" office:value-type="string" office:string-value="Blockly.Msg.COZMO_PLAY_ANIMATION_07 = &quot;facepalm&quot;;" calcext:value-type="string">
            <text:p>Blockly.Msg.COZMO_PLAY_ANIMATION_07 = "facepalm";</text:p>
          </table:table-cell>
          <table:table-cell table:number-columns-repeated="1022"/>
        </table:table-row>
        <table:table-row table:style-name="ro1">
          <table:table-cell table:formula="of:=CONCATENATE([Localizations_BLOCK.D15];&quot; = &quot;;CHAR(34);[Localizations_BLOCK.E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formula="of:=CONCATENATE([Localizations_BLOCK.$D15];&quot; = &quot;;CHAR(34);[Localizations_BLOCK.F15];CHAR(34);&quot;;&quot;)" office:value-type="string" office:string-value="Blockly.Msg.COZMO_PLAY_ANIMATION_08 = &quot;beeping&quot;;" calcext:value-type="string">
            <text:p>Blockly.Msg.COZMO_PLAY_ANIMATION_08 = "beeping";</text:p>
          </table:table-cell>
          <table:table-cell table:number-columns-repeated="1022"/>
        </table:table-row>
        <table:table-row table:style-name="ro1">
          <table:table-cell table:formula="of:=CONCATENATE([Localizations_BLOCK.D16];&quot; = &quot;;CHAR(34);[Localizations_BLOCK.E16];CHAR(34);&quot;;&quot;)" office:value-type="string" office:string-value="Blockly.Msg.COZMO_PLAY_ANIMATION_09 = &quot;new object&quot;;" calcext:value-type="string">
            <text:p>Blockly.Msg.COZMO_PLAY_ANIMATION_09 = "new object";</text:p>
          </table:table-cell>
          <table:table-cell table:formula="of:=CONCATENATE([Localizations_BLOCK.$D16];&quot; = &quot;;CHAR(34);[Localizations_BLOCK.F16];CHAR(34);&quot;;&quot;)" office:value-type="string" office:string-value="Blockly.Msg.COZMO_PLAY_ANIMATION_09 = &quot;nouvel objet&quot;;" calcext:value-type="string">
            <text:p>Blockly.Msg.COZMO_PLAY_ANIMATION_09 = "nouvel objet";</text:p>
          </table:table-cell>
          <table:table-cell table:number-columns-repeated="1022"/>
        </table:table-row>
        <table:table-row table:style-name="ro1">
          <table:table-cell table:formula="of:=CONCATENATE([Localizations_BLOCK.D17];&quot; = &quot;;CHAR(34);[Localizations_BLOCK.E17];CHAR(34);&quot;;&quot;)" office:value-type="string" office:string-value="Blockly.Msg.COZMO_PLAY_ANIMATION_10 = &quot;lost something&quot;;" calcext:value-type="string">
            <text:p>Blockly.Msg.COZMO_PLAY_ANIMATION_10 = "lost something";</text:p>
          </table:table-cell>
          <table:table-cell table:formula="of:=CONCATENATE([Localizations_BLOCK.$D17];&quot; = &quot;;CHAR(34);[Localizations_BLOCK.F17];CHAR(34);&quot;;&quot;)" office:value-type="string" office:string-value="Blockly.Msg.COZMO_PLAY_ANIMATION_10 = &quot;a perdu quelque chose&quot;;" calcext:value-type="string">
            <text:p>Blockly.Msg.COZMO_PLAY_ANIMATION_10 = "a perdu quelque chose";</text:p>
          </table:table-cell>
          <table:table-cell table:number-columns-repeated="1022"/>
        </table:table-row>
        <table:table-row table:style-name="ro1">
          <table:table-cell table:formula="of:=CONCATENATE([Localizations_BLOCK.D18];&quot; = &quot;;CHAR(34);[Localizations_BLOCK.E18];CHAR(34);&quot;;&quot;)" office:value-type="string" office:string-value="Blockly.Msg.COZMO_PLAY_ANIMATION_11 = &quot;reject&quot;;" calcext:value-type="string">
            <text:p>Blockly.Msg.COZMO_PLAY_ANIMATION_11 = "reject";</text:p>
          </table:table-cell>
          <table:table-cell table:formula="of:=CONCATENATE([Localizations_BLOCK.$D18];&quot; = &quot;;CHAR(34);[Localizations_BLOCK.F18];CHAR(34);&quot;;&quot;)" office:value-type="string" office:string-value="Blockly.Msg.COZMO_PLAY_ANIMATION_11 = &quot;rejeter&quot;;" calcext:value-type="string">
            <text:p>Blockly.Msg.COZMO_PLAY_ANIMATION_11 = "rejeter";</text:p>
          </table:table-cell>
          <table:table-cell table:number-columns-repeated="1022"/>
        </table:table-row>
        <table:table-row table:style-name="ro1">
          <table:table-cell table:formula="of:=CONCATENATE([Localizations_BLOCK.D19];&quot; = &quot;;CHAR(34);[Localizations_BLOCK.E19];CHAR(34);&quot;;&quot;)" office:value-type="string" office:string-value="Blockly.Msg.COZMO_PLAY_ANIMATION_12 = &quot;failed&quot;;" calcext:value-type="string">
            <text:p>Blockly.Msg.COZMO_PLAY_ANIMATION_12 = "failed";</text:p>
          </table:table-cell>
          <table:table-cell table:formula="of:=CONCATENATE([Localizations_BLOCK.$D19];&quot; = &quot;;CHAR(34);[Localizations_BLOCK.F19];CHAR(34);&quot;;&quot;)" office:value-type="string" office:string-value="Blockly.Msg.COZMO_PLAY_ANIMATION_12 = &quot;a échoué&quot;;" calcext:value-type="string">
            <text:p>Blockly.Msg.COZMO_PLAY_ANIMATION_12 = "a échoué";</text:p>
          </table:table-cell>
          <table:table-cell table:number-columns-repeated="1022"/>
        </table:table-row>
        <table:table-row table:style-name="ro1">
          <table:table-cell table:formula="of:=CONCATENATE([Localizations_BLOCK.D20];&quot; = &quot;;CHAR(34);[Localizations_BLOCK.E20];CHAR(34);&quot;;&quot;)" office:value-type="string" office:string-value="Blockly.Msg.COZMO_PLAY_ANIMATION_13 = &quot;excited greeting&quot;;" calcext:value-type="string">
            <text:p>Blockly.Msg.COZMO_PLAY_ANIMATION_13 = "excited greeting";</text:p>
          </table:table-cell>
          <table:table-cell table:formula="of:=CONCATENATE([Localizations_BLOCK.$D20];&quot; = &quot;;CHAR(34);[Localizations_BLOCK.F20];CHAR(34);&quot;;&quot;)" office:value-type="string" office:string-value="Blockly.Msg.COZMO_PLAY_ANIMATION_13 = &quot;salutation enthousiaste&quot;;" calcext:value-type="string">
            <text:p>Blockly.Msg.COZMO_PLAY_ANIMATION_13 = "salutation enthousiaste";</text:p>
          </table:table-cell>
          <table:table-cell table:number-columns-repeated="1022"/>
        </table:table-row>
        <table:table-row table:style-name="ro1">
          <table:table-cell table:formula="of:=CONCATENATE([Localizations_BLOCK.D21];&quot; = &quot;;CHAR(34);[Localizations_BLOCK.E21];CHAR(34);&quot;;&quot;)" office:value-type="string" office:string-value="Blockly.Msg.COZMO_PLAY_ANIMATION_14 = &quot;talky greeting&quot;;" calcext:value-type="string">
            <text:p>Blockly.Msg.COZMO_PLAY_ANIMATION_14 = "talky greeting";</text:p>
          </table:table-cell>
          <table:table-cell table:formula="of:=CONCATENATE([Localizations_BLOCK.$D21];&quot; = &quot;;CHAR(34);[Localizations_BLOCK.F21];CHAR(34);&quot;;&quot;)" office:value-type="string" office:string-value="Blockly.Msg.COZMO_PLAY_ANIMATION_14 = &quot;salutation parlante&quot;;" calcext:value-type="string">
            <text:p>Blockly.Msg.COZMO_PLAY_ANIMATION_14 = "salutation parlante";</text:p>
          </table:table-cell>
          <table:table-cell table:number-columns-repeated="1022"/>
        </table:table-row>
        <table:table-row table:style-name="ro1">
          <table:table-cell table:formula="of:=CONCATENATE([Localizations_BLOCK.D22];&quot; = &quot;;CHAR(34);[Localizations_BLOCK.E22];CHAR(34);&quot;;&quot;)" office:value-type="string" office:string-value="Blockly.Msg.COZMO_PLAY_EMOTION_01 = &quot;Play %1 emotion&quot;;" calcext:value-type="string">
            <text:p>Blockly.Msg.COZMO_PLAY_EMOTION_01 = "Play %1 emotion";</text:p>
          </table:table-cell>
          <table:table-cell table:formula="of:=CONCATENATE([Localizations_BLOCK.$D22];&quot; = &quot;;CHAR(34);[Localizations_BLOCK.F22];CHAR(34);&quot;;&quot;)" office:value-type="string" office:string-value="Blockly.Msg.COZMO_PLAY_EMOTION_01 = &quot;Jouer emotion %1&quot;;" calcext:value-type="string">
            <text:p>Blockly.Msg.COZMO_PLAY_EMOTION_01 = "Jouer emotion %1";</text:p>
          </table:table-cell>
          <table:table-cell table:number-columns-repeated="1022"/>
        </table:table-row>
        <table:table-row table:style-name="ro1">
          <table:table-cell table:formula="of:=CONCATENATE([Localizations_BLOCK.D23];&quot; = &quot;;CHAR(34);[Localizations_BLOCK.E23];CHAR(34);&quot;;&quot;)" office:value-type="string" office:string-value="Blockly.Msg.COZMO_PLAY_EMOTION_02 = &quot;amazed&quot;;" calcext:value-type="string">
            <text:p>Blockly.Msg.COZMO_PLAY_EMOTION_02 = "amazed";</text:p>
          </table:table-cell>
          <table:table-cell table:formula="of:=CONCATENATE([Localizations_BLOCK.$D23];&quot; = &quot;;CHAR(34);[Localizations_BLOCK.F23];CHAR(34);&quot;;&quot;)" office:value-type="string" office:string-value="Blockly.Msg.COZMO_PLAY_EMOTION_02 = &quot;étonné&quot;;" calcext:value-type="string">
            <text:p>Blockly.Msg.COZMO_PLAY_EMOTION_02 = "étonné";</text:p>
          </table:table-cell>
          <table:table-cell table:number-columns-repeated="1022"/>
        </table:table-row>
        <table:table-row table:style-name="ro1">
          <table:table-cell table:formula="of:=CONCATENATE([Localizations_BLOCK.D24];&quot; = &quot;;CHAR(34);[Localizations_BLOCK.E24];CHAR(34);&quot;;&quot;)" office:value-type="string" office:string-value="Blockly.Msg.COZMO_PLAY_EMOTION_03 = &quot;pleased&quot;;" calcext:value-type="string">
            <text:p>Blockly.Msg.COZMO_PLAY_EMOTION_03 = "pleased";</text:p>
          </table:table-cell>
          <table:table-cell table:formula="of:=CONCATENATE([Localizations_BLOCK.$D24];&quot; = &quot;;CHAR(34);[Localizations_BLOCK.F24];CHAR(34);&quot;;&quot;)" office:value-type="string" office:string-value="Blockly.Msg.COZMO_PLAY_EMOTION_03 = &quot;satisfait&quot;;" calcext:value-type="string">
            <text:p>Blockly.Msg.COZMO_PLAY_EMOTION_03 = "satisfait";</text:p>
          </table:table-cell>
          <table:table-cell table:number-columns-repeated="1022"/>
        </table:table-row>
        <table:table-row table:style-name="ro1">
          <table:table-cell table:formula="of:=CONCATENATE([Localizations_BLOCK.D25];&quot; = &quot;;CHAR(34);[Localizations_BLOCK.E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formula="of:=CONCATENATE([Localizations_BLOCK.$D25];&quot; = &quot;;CHAR(34);[Localizations_BLOCK.F25];CHAR(34);&quot;;&quot;)" office:value-type="string" office:string-value="Blockly.Msg.COZMO_PLAY_EMOTION_04 = &quot;happy&quot;;" calcext:value-type="string">
            <text:p>Blockly.Msg.COZMO_PLAY_EMOTION_04 = "happy";</text:p>
          </table:table-cell>
          <table:table-cell table:number-columns-repeated="1022"/>
        </table:table-row>
        <table:table-row table:style-name="ro1">
          <table:table-cell table:formula="of:=CONCATENATE([Localizations_BLOCK.D26];&quot; = &quot;;CHAR(34);[Localizations_BLOCK.E26];CHAR(34);&quot;;&quot;)" office:value-type="string" office:string-value="Blockly.Msg.COZMO_PLAY_EMOTION_05 = &quot;upset&quot;;" calcext:value-type="string">
            <text:p>Blockly.Msg.COZMO_PLAY_EMOTION_05 = "upset";</text:p>
          </table:table-cell>
          <table:table-cell table:formula="of:=CONCATENATE([Localizations_BLOCK.$D26];&quot; = &quot;;CHAR(34);[Localizations_BLOCK.F26];CHAR(34);&quot;;&quot;)" office:value-type="string" office:string-value="Blockly.Msg.COZMO_PLAY_EMOTION_05 = &quot;bouleversement&quot;;" calcext:value-type="string">
            <text:p>Blockly.Msg.COZMO_PLAY_EMOTION_05 = "bouleversement";</text:p>
          </table:table-cell>
          <table:table-cell table:number-columns-repeated="1022"/>
        </table:table-row>
        <table:table-row table:style-name="ro1">
          <table:table-cell table:formula="of:=CONCATENATE([Localizations_BLOCK.D27];&quot; = &quot;;CHAR(34);[Localizations_BLOCK.E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formula="of:=CONCATENATE([Localizations_BLOCK.$D27];&quot; = &quot;;CHAR(34);[Localizations_BLOCK.F27];CHAR(34);&quot;;&quot;)" office:value-type="string" office:string-value="Blockly.Msg.COZMO_PLAY_EMOTION_06 = &quot;angry&quot;;" calcext:value-type="string">
            <text:p>Blockly.Msg.COZMO_PLAY_EMOTION_06 = "angry";</text:p>
          </table:table-cell>
          <table:table-cell table:number-columns-repeated="1022"/>
        </table:table-row>
        <table:table-row table:style-name="ro1">
          <table:table-cell table:formula="of:=CONCATENATE([Localizations_BLOCK.D28];&quot; = &quot;;CHAR(34);[Localizations_BLOCK.E28];CHAR(34);&quot;;&quot;)" office:value-type="string" office:string-value="Blockly.Msg.COZMO_PLAY_EMOTION_07 = &quot;bored&quot;;" calcext:value-type="string">
            <text:p>Blockly.Msg.COZMO_PLAY_EMOTION_07 = "bored";</text:p>
          </table:table-cell>
          <table:table-cell table:formula="of:=CONCATENATE([Localizations_BLOCK.$D28];&quot; = &quot;;CHAR(34);[Localizations_BLOCK.F28];CHAR(34);&quot;;&quot;)" office:value-type="string" office:string-value="Blockly.Msg.COZMO_PLAY_EMOTION_07 = &quot;s'ennuyer&quot;;" calcext:value-type="string">
            <text:p>Blockly.Msg.COZMO_PLAY_EMOTION_07 = "s'ennuyer";</text:p>
          </table:table-cell>
          <table:table-cell table:number-columns-repeated="1022"/>
        </table:table-row>
        <table:table-row table:style-name="ro1">
          <table:table-cell table:formula="of:=CONCATENATE([Localizations_BLOCK.D29];&quot; = &quot;;CHAR(34);[Localizations_BLOCK.E29];CHAR(34);&quot;;&quot;)" office:value-type="string" office:string-value="Blockly.Msg.COZMO_PLAY_EMOTION_08 = &quot;startled&quot;;" calcext:value-type="string">
            <text:p>Blockly.Msg.COZMO_PLAY_EMOTION_08 = "startled";</text:p>
          </table:table-cell>
          <table:table-cell table:formula="of:=CONCATENATE([Localizations_BLOCK.$D29];&quot; = &quot;;CHAR(34);[Localizations_BLOCK.F29];CHAR(34);&quot;;&quot;)" office:value-type="string" office:string-value="Blockly.Msg.COZMO_PLAY_EMOTION_08 = &quot;a commencé&quot;;" calcext:value-type="string">
            <text:p>Blockly.Msg.COZMO_PLAY_EMOTION_08 = "a commencé";</text:p>
          </table:table-cell>
          <table:table-cell table:number-columns-repeated="1022"/>
        </table:table-row>
        <table:table-row table:style-name="ro1">
          <table:table-cell table:formula="of:=CONCATENATE([Localizations_BLOCK.D30];&quot; = &quot;;CHAR(34);[Localizations_BLOCK.E30];CHAR(34);&quot;;&quot;)" office:value-type="string" office:string-value="Blockly.Msg.COZMO_LIFT_01 = &quot;lift height&quot;;" calcext:value-type="string">
            <text:p>Blockly.Msg.COZMO_LIFT_01 = "lift height";</text:p>
          </table:table-cell>
          <table:table-cell table:formula="of:=CONCATENATE([Localizations_BLOCK.$D30];&quot; = &quot;;CHAR(34);[Localizations_BLOCK.F30];CHAR(34);&quot;;&quot;)" office:value-type="string" office:string-value="Blockly.Msg.COZMO_LIFT_01 = &quot;hauteur de levage&quot;;" calcext:value-type="string">
            <text:p>Blockly.Msg.COZMO_LIFT_01 = "hauteur de levage";</text:p>
          </table:table-cell>
          <table:table-cell table:number-columns-repeated="1022"/>
        </table:table-row>
        <table:table-row table:style-name="ro1">
          <table:table-cell table:formula="of:=CONCATENATE([Localizations_BLOCK.D31];&quot; = &quot;;CHAR(34);[Localizations_BLOCK.E31];CHAR(34);&quot;;&quot;)" office:value-type="string" office:string-value="Blockly.Msg.COZMO_LIFT_02 = &quot;(0.0 to 1.0)&quot;;" calcext:value-type="string">
            <text:p>Blockly.Msg.COZMO_LIFT_02 = "(0.0 to 1.0)";</text:p>
          </table:table-cell>
          <table:table-cell table:formula="of:=CONCATENATE([Localizations_BLOCK.$D31];&quot; = &quot;;CHAR(34);[Localizations_BLOCK.F31];CHAR(34);&quot;;&quot;)" office:value-type="string" office:string-value="Blockly.Msg.COZMO_LIFT_02 = &quot;(0,0 à 1,0)&quot;;" calcext:value-type="string">
            <text:p>Blockly.Msg.COZMO_LIFT_02 = "(0,0 à 1,0)";</text:p>
          </table:table-cell>
          <table:table-cell table:number-columns-repeated="1022"/>
        </table:table-row>
        <table:table-row table:style-name="ro1">
          <table:table-cell table:formula="of:=CONCATENATE([Localizations_BLOCK.D32];&quot; = &quot;;CHAR(34);[Localizations_BLOCK.E32];CHAR(34);&quot;;&quot;)" office:value-type="string" office:string-value="Blockly.Msg.COZMO_LIFT_03 = &quot;Set lift height. Range is 0.0 to 1.0&quot;;" calcext:value-type="string">
            <text:p>Blockly.Msg.COZMO_LIFT_03 = "Set lift height. Range is 0.0 to 1.0";</text:p>
          </table:table-cell>
          <table:table-cell table:formula="of:=CONCATENATE([Localizations_BLOCK.$D32];&quot; = &quot;;CHAR(34);[Localizations_BLOCK.F32];CHAR(34);&quot;;&quot;)" office:value-type="string" office:string-value="Blockly.Msg.COZMO_LIFT_03 = &quot;Régler la hauteur de l'ascenseur. La plage est de 0,0 à 1,0.&quot;;" calcext:value-type="string">
            <text:p>Blockly.Msg.COZMO_LIFT_03 = "Régler la hauteur de l'ascenseur. La plage est de 0,0 à 1,0.";</text:p>
          </table:table-cell>
          <table:table-cell table:number-columns-repeated="1022"/>
        </table:table-row>
        <table:table-row table:style-name="ro1">
          <table:table-cell table:formula="of:=CONCATENATE([Localizations_BLOCK.D33];&quot; = &quot;;CHAR(34);[Localizations_BLOCK.E33];CHAR(34);&quot;;&quot;)" office:value-type="string" office:string-value="Blockly.Msg.COZMO_HEAD_01 = &quot;head angle&quot;;" calcext:value-type="string">
            <text:p>Blockly.Msg.COZMO_HEAD_01 = "head angle";</text:p>
          </table:table-cell>
          <table:table-cell table:formula="of:=CONCATENATE([Localizations_BLOCK.$D33];&quot; = &quot;;CHAR(34);[Localizations_BLOCK.F33];CHAR(34);&quot;;&quot;)" office:value-type="string" office:string-value="Blockly.Msg.COZMO_HEAD_01 = &quot;angle de la tête&quot;;" calcext:value-type="string">
            <text:p>Blockly.Msg.COZMO_HEAD_01 = "angle de la tête";</text:p>
          </table:table-cell>
          <table:table-cell table:number-columns-repeated="1022"/>
        </table:table-row>
        <table:table-row table:style-name="ro1">
          <table:table-cell table:formula="of:=CONCATENATE([Localizations_BLOCK.D34];&quot; = &quot;;CHAR(34);[Localizations_BLOCK.E34];CHAR(34);&quot;;&quot;)" office:value-type="string" office:string-value="Blockly.Msg.COZMO_HEAD_02 = &quot;(-25.00° to 44.5°)&quot;;" calcext:value-type="string">
            <text:p>Blockly.Msg.COZMO_HEAD_02 = "(-25.00° to 44.5°)";</text:p>
          </table:table-cell>
          <table:table-cell table:formula="of:=CONCATENATE([Localizations_BLOCK.$D34];&quot; = &quot;;CHAR(34);[Localizations_BLOCK.F34];CHAR(34);&quot;;&quot;)" office:value-type="string" office:string-value="Blockly.Msg.COZMO_HEAD_02 = &quot;(-25,00° à 44,5°)&quot;;" calcext:value-type="string">
            <text:p>Blockly.Msg.COZMO_HEAD_02 = "(-25,00° à 44,5°)";</text:p>
          </table:table-cell>
          <table:table-cell table:number-columns-repeated="1022"/>
        </table:table-row>
        <table:table-row table:style-name="ro1">
          <table:table-cell table:formula="of:=CONCATENATE([Localizations_BLOCK.D35];&quot; = &quot;;CHAR(34);[Localizations_BLOCK.E35];CHAR(34);&quot;;&quot;)" office:value-type="string" office:string-value="Blockly.Msg.COZMO_HEAD_03 = &quot;Set head angle. Range is -25.00° to 44.5°&quot;;" calcext:value-type="string">
            <text:p>Blockly.Msg.COZMO_HEAD_03 = "Set head angle. Range is -25.00° to 44.5°";</text:p>
          </table:table-cell>
          <table:table-cell table:formula="of:=CONCATENATE([Localizations_BLOCK.$D35];&quot; = &quot;;CHAR(34);[Localizations_BLOCK.F35];CHAR(34);&quot;;&quot;)" office:value-type="string" office:string-value="Blockly.Msg.COZMO_HEAD_03 = &quot;Régler l'angle de la tête. La plage est entre -25,00° et 44,5°.&quot;;" calcext:value-type="string">
            <text:p>Blockly.Msg.COZMO_HEAD_03 = "Régler l'angle de la tête. La plage est entre -25,00° et 44,5°.";</text:p>
          </table:table-cell>
          <table:table-cell table:number-columns-repeated="1022"/>
        </table:table-row>
        <table:table-row table:style-name="ro1">
          <table:table-cell table:formula="of:=CONCATENATE([Localizations_BLOCK.D36];&quot; = &quot;;CHAR(34);[Localizations_BLOCK.E36];CHAR(34);&quot;;&quot;)" office:value-type="string" office:string-value="Blockly.Msg.COZMO_DELAY_01 = &quot;delay for&quot;;" calcext:value-type="string">
            <text:p>Blockly.Msg.COZMO_DELAY_01 = "delay for";</text:p>
          </table:table-cell>
          <table:table-cell table:formula="of:=CONCATENATE([Localizations_BLOCK.$D36];&quot; = &quot;;CHAR(34);[Localizations_BLOCK.F36];CHAR(34);&quot;;&quot;)" office:value-type="string" office:string-value="Blockly.Msg.COZMO_DELAY_01 = &quot;retard pour&quot;;" calcext:value-type="string">
            <text:p>Blockly.Msg.COZMO_DELAY_01 = "retard pour";</text:p>
          </table:table-cell>
          <table:table-cell table:number-columns-repeated="1022"/>
        </table:table-row>
        <table:table-row table:style-name="ro1">
          <table:table-cell table:formula="of:=CONCATENATE([Localizations_BLOCK.D37];&quot; = &quot;;CHAR(34);[Localizations_BLOCK.E37];CHAR(34);&quot;;&quot;)" office:value-type="string" office:string-value="Blockly.Msg.COZMO_DELAY_02 = &quot;seconds&quot;;" calcext:value-type="string">
            <text:p>Blockly.Msg.COZMO_DELAY_02 = "seconds";</text:p>
          </table:table-cell>
          <table:table-cell table:formula="of:=CONCATENATE([Localizations_BLOCK.$D37];&quot; = &quot;;CHAR(34);[Localizations_BLOCK.F37];CHAR(34);&quot;;&quot;)" office:value-type="string" office:string-value="Blockly.Msg.COZMO_DELAY_02 = &quot;secondes&quot;;" calcext:value-type="string">
            <text:p>Blockly.Msg.COZMO_DELAY_02 = "secondes";</text:p>
          </table:table-cell>
          <table:table-cell table:number-columns-repeated="1022"/>
        </table:table-row>
        <table:table-row table:style-name="ro1">
          <table:table-cell table:formula="of:=CONCATENATE([Localizations_BLOCK.D38];&quot; = &quot;;CHAR(34);[Localizations_BLOCK.E38];CHAR(34);&quot;;&quot;)" office:value-type="string" office:string-value="Blockly.Msg.COZMO_DELAY_03 = &quot;Do nothing for the specified amount of time&quot;;" calcext:value-type="string">
            <text:p>Blockly.Msg.COZMO_DELAY_03 = "Do nothing for the specified amount of time";</text:p>
          </table:table-cell>
          <table:table-cell table:formula="of:=CONCATENATE([Localizations_BLOCK.$D38];&quot; = &quot;;CHAR(34);[Localizations_BLOCK.F38];CHAR(34);&quot;;&quot;)" office:value-type="string" office:string-value="Blockly.Msg.COZMO_DELAY_03 = &quot;Ne rien faire pendant la durée spécifiée&quot;;" calcext:value-type="string">
            <text:p>Blockly.Msg.COZMO_DELAY_03 = "Ne rien faire pendant la durée spécifiée";</text:p>
          </table:table-cell>
          <table:table-cell table:number-columns-repeated="1022"/>
        </table:table-row>
        <table:table-row table:style-name="ro1">
          <table:table-cell table:formula="of:=CONCATENATE([Localizations_BLOCK.D39];&quot; = &quot;;CHAR(34);[Localizations_BLOCK.E39];CHAR(34);&quot;;&quot;)" office:value-type="string" office:string-value="Blockly.Msg.COZMO_WAIT_FOR_TAP_01 = &quot;Wait for cube tap&quot;;" calcext:value-type="string">
            <text:p>Blockly.Msg.COZMO_WAIT_FOR_TAP_01 = "Wait for cube tap";</text:p>
          </table:table-cell>
          <table:table-cell table:formula="of:=CONCATENATE([Localizations_BLOCK.$D39];&quot; = &quot;;CHAR(34);[Localizations_BLOCK.F39];CHAR(34);&quot;;&quot;)" office:value-type="string" office:string-value="Blockly.Msg.COZMO_WAIT_FOR_TAP_01 = &quot;Attend que le cube soit tapé&quot;;" calcext:value-type="string">
            <text:p>Blockly.Msg.COZMO_WAIT_FOR_TAP_01 = "Attend que le cube soit tapé";</text:p>
          </table:table-cell>
          <table:table-cell table:number-columns-repeated="1022"/>
        </table:table-row>
        <table:table-row table:style-name="ro1">
          <table:table-cell table:formula="of:=CONCATENATE([Localizations_BLOCK.$D40];&quot; = '&quot;;[Localizations_BLOCK.E40];&quot;';&quot;)" office:value-type="string" office:string-value="Blockly.Msg.COZMO_WAIT_FOR_TAP_02 = 'Waits until cube is tapped. After that you can check for which cube was tapped.';" calcext:value-type="string">
            <text:p>Blockly.Msg.COZMO_WAIT_FOR_TAP_02 = 'Waits until cube is tapped. After that you can check for which cube was tapped.';</text:p>
          </table:table-cell>
          <table:table-cell table:formula="of:=CONCATENATE([Localizations_BLOCK.$D40];&quot; = '&quot;;[Localizations_BLOCK.F40];&quot;';&quot;)" office:value-type="string" office:string-value="Blockly.Msg.COZMO_WAIT_FOR_TAP_02 = 'Attend que le cube soit tapé. Après cela, vous pouvez vérifier pour quel cube a été tapé.';" calcext:value-type="string">
            <text:p>Blockly.Msg.COZMO_WAIT_FOR_TAP_02 = 'Attend que le cube soit tapé. Après cela, vous pouvez vérifier pour quel cube a été tapé.';</text:p>
          </table:table-cell>
          <table:table-cell table:number-columns-repeated="1022"/>
        </table:table-row>
        <table:table-row table:style-name="ro1">
          <table:table-cell table:formula="of:=CONCATENATE([Localizations_BLOCK.D41];&quot; = &quot;;CHAR(34);[Localizations_BLOCK.E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formula="of:=CONCATENATE([Localizations_BLOCK.$D41];&quot; = &quot;;CHAR(34);[Localizations_BLOCK.F41];CHAR(34);&quot;;&quot;)" office:value-type="string" office:string-value="Blockly.Msg.COZMO_STOP_01 = &quot;Stop&quot;;" calcext:value-type="string">
            <text:p>Blockly.Msg.COZMO_STOP_01 = "Stop";</text:p>
          </table:table-cell>
          <table:table-cell table:number-columns-repeated="1022"/>
        </table:table-row>
        <table:table-row table:style-name="ro1">
          <table:table-cell table:formula="of:=CONCATENATE([Localizations_BLOCK.$D42];&quot; = '&quot;;[Localizations_BLOCK.E42];&quot;';&quot;)" office:value-type="string" office:string-value="Blockly.Msg.COZMO_STOP_02 = 'Stops all motors.';" calcext:value-type="string">
            <text:p>Blockly.Msg.COZMO_STOP_02 = 'Stops all motors.';</text:p>
          </table:table-cell>
          <table:table-cell table:formula="of:=CONCATENATE([Localizations_BLOCK.$D42];&quot; = '&quot;;[Localizations_BLOCK.F42];&quot;';&quot;)" office:value-type="string" office:string-value="Blockly.Msg.COZMO_STOP_02 = 'Arrêtez tous les moteurs.';" calcext:value-type="string">
            <text:p>Blockly.Msg.COZMO_STOP_02 = 'Arrêtez tous les moteurs.';</text:p>
          </table:table-cell>
          <table:table-cell table:number-columns-repeated="1022"/>
        </table:table-row>
        <table:table-row table:style-name="ro1">
          <table:table-cell table:formula="of:=CONCATENATE([Localizations_BLOCK.D43];&quot; = &quot;;CHAR(34);[Localizations_BLOCK.E43];CHAR(34);&quot;;&quot;)" office:value-type="string" office:string-value="Blockly.Msg.COZMO_TURN_01 = &quot;Turn&quot;;" calcext:value-type="string">
            <text:p>Blockly.Msg.COZMO_TURN_01 = "Turn";</text:p>
          </table:table-cell>
          <table:table-cell table:formula="of:=CONCATENATE([Localizations_BLOCK.$D43];&quot; = &quot;;CHAR(34);[Localizations_BLOCK.F43];CHAR(34);&quot;;&quot;)" office:value-type="string" office:string-value="Blockly.Msg.COZMO_TURN_01 = &quot;Tournez&quot;;" calcext:value-type="string">
            <text:p>Blockly.Msg.COZMO_TURN_01 = "Tournez";</text:p>
          </table:table-cell>
          <table:table-cell table:number-columns-repeated="1022"/>
        </table:table-row>
        <table:table-row table:style-name="ro1">
          <table:table-cell table:formula="of:=CONCATENATE([Localizations_BLOCK.D44];&quot; = &quot;;CHAR(34);[Localizations_BLOCK.E44];CHAR(34);&quot;;&quot;)" office:value-type="string" office:string-value="Blockly.Msg.COZMO_TURN_02 = &quot;(degrees)&quot;;" calcext:value-type="string">
            <text:p>Blockly.Msg.COZMO_TURN_02 = "(degrees)";</text:p>
          </table:table-cell>
          <table:table-cell table:formula="of:=CONCATENATE([Localizations_BLOCK.$D44];&quot; = &quot;;CHAR(34);[Localizations_BLOCK.F44];CHAR(34);&quot;;&quot;)" office:value-type="string" office:string-value="Blockly.Msg.COZMO_TURN_02 = &quot;(degrés)&quot;;" calcext:value-type="string">
            <text:p>Blockly.Msg.COZMO_TURN_02 = "(degrés)";</text:p>
          </table:table-cell>
          <table:table-cell table:number-columns-repeated="1022"/>
        </table:table-row>
        <table:table-row table:style-name="ro1">
          <table:table-cell table:formula="of:=CONCATENATE([Localizations_BLOCK.$D45];&quot; = '&quot;;[Localizations_BLOCK.E45];&quot;';&quot;)" office:value-type="string" office:string-value="Blockly.Msg.COZMO_TURN_03 = 'Turns by the given angle. Positive turns clockwise, negative - counter-clockwise';" calcext:value-type="string">
            <text:p>Blockly.Msg.COZMO_TURN_03 = 'Turns by the given angle. Positive turns clockwise, negative - counter-clockwise';</text:p>
          </table:table-cell>
          <table:table-cell table:formula="of:=CONCATENATE([Localizations_BLOCK.$D45];&quot; = '&quot;;[Localizations_BLOCK.F45];&quot;';&quot;)" office:value-type="string" office:string-value="Blockly.Msg.COZMO_TURN_03 = 'Tourne selon l\'angle donné. Le positif tourne dans le sens des aiguilles d\'une montre, le négatif dans le sens inverse.';" calcext:value-type="string">
            <text:p>Blockly.Msg.COZMO_TURN_03 = 'Tourne selon l\'angle donné. Le positif tourne dans le sens des aiguilles d\'une montre, le négatif dans le sens inverse.';</text:p>
          </table:table-cell>
          <table:table-cell table:number-columns-repeated="1022"/>
        </table:table-row>
        <table:table-row table:style-name="ro1">
          <table:table-cell table:formula="of:=CONCATENATE([Localizations_BLOCK.D46];&quot; = &quot;;CHAR(34);[Localizations_BLOCK.E46];CHAR(34);&quot;;&quot;)" office:value-type="string" office:string-value="Blockly.Msg.COZMO_DRIVE_DISTANCE_SPEED_01 = &quot;Drive distance&quot;;" calcext:value-type="string">
            <text:p>Blockly.Msg.COZMO_DRIVE_DISTANCE_SPEED_01 = "Drive distance";</text:p>
          </table:table-cell>
          <table:table-cell table:formula="of:=CONCATENATE([Localizations_BLOCK.$D46];&quot; = &quot;;CHAR(34);[Localizations_BLOCK.F46];CHAR(34);&quot;;&quot;)" office:value-type="string" office:string-value="Blockly.Msg.COZMO_DRIVE_DISTANCE_SPEED_01 = &quot;Distance de conduite&quot;;" calcext:value-type="string">
            <text:p>Blockly.Msg.COZMO_DRIVE_DISTANCE_SPEED_01 = "Distance de conduite";</text:p>
          </table:table-cell>
          <table:table-cell table:number-columns-repeated="1022"/>
        </table:table-row>
        <table:table-row table:style-name="ro1">
          <table:table-cell table:formula="of:=CONCATENATE([Localizations_BLOCK.D47];&quot; = &quot;;CHAR(34);[Localizations_BLOCK.E47];CHAR(34);&quot;;&quot;)" office:value-type="string" office:string-value="Blockly.Msg.COZMO_DRIVE_DISTANCE_SPEED_02 = &quot;(cm) with speed&quot;;" calcext:value-type="string">
            <text:p>Blockly.Msg.COZMO_DRIVE_DISTANCE_SPEED_02 = "(cm) with speed";</text:p>
          </table:table-cell>
          <table:table-cell table:formula="of:=CONCATENATE([Localizations_BLOCK.$D47];&quot; = &quot;;CHAR(34);[Localizations_BLOCK.F47];CHAR(34);&quot;;&quot;)" office:value-type="string" office:string-value="Blockly.Msg.COZMO_DRIVE_DISTANCE_SPEED_02 = &quot;(cm) avec la vitesse&quot;;" calcext:value-type="string">
            <text:p>Blockly.Msg.COZMO_DRIVE_DISTANCE_SPEED_02 = "(cm) avec la vitesse";</text:p>
          </table:table-cell>
          <table:table-cell table:number-columns-repeated="1022"/>
        </table:table-row>
        <table:table-row table:style-name="ro1">
          <table:table-cell table:formula="of:=CONCATENATE([Localizations_BLOCK.D48];&quot; = &quot;;CHAR(34);[Localizations_BLOCK.E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formula="of:=CONCATENATE([Localizations_BLOCK.$D48];&quot; = &quot;;CHAR(34);[Localizations_BLOCK.F48];CHAR(34);&quot;;&quot;)" office:value-type="string" office:string-value="Blockly.Msg.COZMO_DRIVE_DISTANCE_SPEED_03 = &quot;(cm/s)&quot;;" calcext:value-type="string">
            <text:p>Blockly.Msg.COZMO_DRIVE_DISTANCE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D49];&quot; = &quot;;CHAR(34);[Localizations_BLOCK.E49];CHAR(34);&quot;;&quot;)" office:value-type="string" office:string-value="Blockly.Msg.COZMO_DRIVE_DISTANCE_SPEED_04 = &quot;Drives given distance at given speed. Distance &lt; 0 to drive backwards. Speed must be &gt; 0&quot;;" calcext:value-type="string">
            <text:p>Blockly.Msg.COZMO_DRIVE_DISTANCE_SPEED_04 = "Drives given distance at given speed. Distance &lt; 0 to drive backwards. Speed must be &gt; 0";</text:p>
          </table:table-cell>
          <table:table-cell table:formula="of:=CONCATENATE([Localizations_BLOCK.$D49];&quot; = &quot;;CHAR(34);[Localizations_BLOCK.F49];CHAR(34);&quot;;&quot;)" office:value-type="string" office:string-value="Blockly.Msg.COZMO_DRIVE_DISTANCE_SPEED_04 = &quot;Conduit une distance donnée à une vitesse donnée. Distance &lt; 0 pour conduire en marche arrière. La vitesse doit être &gt; 0.&quot;;" calcext:value-type="string">
            <text:p>Blockly.Msg.COZMO_DRIVE_DISTANCE_SPEED_04 = "Conduit une distance donnée à une vitesse donnée. Distance &lt; 0 pour conduire en marche arrière. La vitesse doit être &gt; 0.";</text:p>
          </table:table-cell>
          <table:table-cell table:number-columns-repeated="1022"/>
        </table:table-row>
        <table:table-row table:style-name="ro1">
          <table:table-cell table:formula="of:=CONCATENATE([Localizations_BLOCK.D50];&quot; = &quot;;CHAR(34);[Localizations_BLOCK.E50];CHAR(34);&quot;;&quot;)" office:value-type="string" office:string-value="Blockly.Msg.COZMO_DRIVE_WHEELS_SPEED_01 = &quot;Drive with speed: left wheel&quot;;" calcext:value-type="string">
            <text:p>Blockly.Msg.COZMO_DRIVE_WHEELS_SPEED_01 = "Drive with speed: left wheel";</text:p>
          </table:table-cell>
          <table:table-cell table:formula="of:=CONCATENATE([Localizations_BLOCK.$D50];&quot; = &quot;;CHAR(34);[Localizations_BLOCK.F50];CHAR(34);&quot;;&quot;)" office:value-type="string" office:string-value="Blockly.Msg.COZMO_DRIVE_WHEELS_SPEED_01 = &quot;Conduire avec vitesse : roue gauche&quot;;" calcext:value-type="string">
            <text:p>Blockly.Msg.COZMO_DRIVE_WHEELS_SPEED_01 = "Conduire avec vitesse : roue gauche";</text:p>
          </table:table-cell>
          <table:table-cell table:number-columns-repeated="1022"/>
        </table:table-row>
        <table:table-row table:style-name="ro1">
          <table:table-cell table:formula="of:=CONCATENATE([Localizations_BLOCK.D51];&quot; = &quot;;CHAR(34);[Localizations_BLOCK.E51];CHAR(34);&quot;;&quot;)" office:value-type="string" office:string-value="Blockly.Msg.COZMO_DRIVE_WHEELS_SPEED_02 = &quot;(cm/s), right wheel&quot;;" calcext:value-type="string">
            <text:p>Blockly.Msg.COZMO_DRIVE_WHEELS_SPEED_02 = "(cm/s), right wheel";</text:p>
          </table:table-cell>
          <table:table-cell table:formula="of:=CONCATENATE([Localizations_BLOCK.$D51];&quot; = &quot;;CHAR(34);[Localizations_BLOCK.F51];CHAR(34);&quot;;&quot;)" office:value-type="string" office:string-value="Blockly.Msg.COZMO_DRIVE_WHEELS_SPEED_02 = &quot;(cm/s), roue droite&quot;;" calcext:value-type="string">
            <text:p>Blockly.Msg.COZMO_DRIVE_WHEELS_SPEED_02 = "(cm/s), roue droite";</text:p>
          </table:table-cell>
          <table:table-cell table:number-columns-repeated="1022"/>
        </table:table-row>
        <table:table-row table:style-name="ro1">
          <table:table-cell table:formula="of:=CONCATENATE([Localizations_BLOCK.D52];&quot; = &quot;;CHAR(34);[Localizations_BLOCK.E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formula="of:=CONCATENATE([Localizations_BLOCK.$D52];&quot; = &quot;;CHAR(34);[Localizations_BLOCK.F52];CHAR(34);&quot;;&quot;)" office:value-type="string" office:string-value="Blockly.Msg.COZMO_DRIVE_WHEELS_SPEED_03 = &quot;(cm/s)&quot;;" calcext:value-type="string">
            <text:p>Blockly.Msg.COZMO_DRIVE_WHEELS_SPEED_03 = "(cm/s)";</text:p>
          </table:table-cell>
          <table:table-cell table:number-columns-repeated="1022"/>
        </table:table-row>
        <table:table-row table:style-name="ro1">
          <table:table-cell table:formula="of:=CONCATENATE([Localizations_BLOCK.$D53];&quot; = '&quot;;[Localizations_BLOCK.E53];&quot;';&quot;)" office:value-type="string" office:string-value="Blockly.Msg.COZMO_DRIVE_WHEELS_SPEED_04 = 'Drives continuously until explicitly stopped. Be very careful with this one.';" calcext:value-type="string">
            <text:p>Blockly.Msg.COZMO_DRIVE_WHEELS_SPEED_04 = 'Drives continuously until explicitly stopped. Be very careful with this one.';</text:p>
          </table:table-cell>
          <table:table-cell table:formula="of:=CONCATENATE([Localizations_BLOCK.$D53];&quot; = '&quot;;[Localizations_BLOCK.F53];&quot;';&quot;)" office:value-type="string" office:string-value="Blockly.Msg.COZMO_DRIVE_WHEELS_SPEED_04 = 'Conduit continuellement jusqu\'à ce qu\'il soit explicitement arrêté. Soyez très prudent avec celui-ci.';" calcext:value-type="string">
            <text:p>Blockly.Msg.COZMO_DRIVE_WHEELS_SPEED_04 = 'Conduit continuellement jusqu\'à ce qu\'il soit explicitement arrêté. Soyez très prudent avec celui-ci.';</text:p>
          </table:table-cell>
          <table:table-cell table:number-columns-repeated="1022"/>
        </table:table-row>
        <table:table-row table:style-name="ro1">
          <table:table-cell table:formula="of:=CONCATENATE([Localizations_BLOCK.D54];&quot; = &quot;;CHAR(34);[Localizations_BLOCK.E54];CHAR(34);&quot;;&quot;)" office:value-type="string" office:string-value="Blockly.Msg.COZMO_SAY_01 = &quot;say&quot;;" calcext:value-type="string">
            <text:p>Blockly.Msg.COZMO_SAY_01 = "say";</text:p>
          </table:table-cell>
          <table:table-cell table:formula="of:=CONCATENATE([Localizations_BLOCK.$D54];&quot; = &quot;;CHAR(34);[Localizations_BLOCK.F54];CHAR(34);&quot;;&quot;)" office:value-type="string" office:string-value="Blockly.Msg.COZMO_SAY_01 = &quot;dit&quot;;" calcext:value-type="string">
            <text:p>Blockly.Msg.COZMO_SAY_01 = "dit";</text:p>
          </table:table-cell>
          <table:table-cell table:number-columns-repeated="1022"/>
        </table:table-row>
        <table:table-row table:style-name="ro1">
          <table:table-cell table:formula="of:=CONCATENATE([Localizations_BLOCK.$D55];&quot; = '&quot;;[Localizations_BLOCK.E55];&quot;';&quot;)" office:value-type="string" office:string-value="Blockly.Msg.COZMO_SAY_02 = 'Says text';" calcext:value-type="string">
            <text:p>Blockly.Msg.COZMO_SAY_02 = 'Says text';</text:p>
          </table:table-cell>
          <table:table-cell table:formula="of:=CONCATENATE([Localizations_BLOCK.$D55];&quot; = '&quot;;[Localizations_BLOCK.F55];&quot;';&quot;)" office:value-type="string" office:string-value="Blockly.Msg.COZMO_SAY_02 = 'Dit le texte';" calcext:value-type="string">
            <text:p>Blockly.Msg.COZMO_SAY_02 = 'Dit le texte';</text:p>
          </table:table-cell>
          <table:table-cell table:number-columns-repeated="1022"/>
        </table:table-row>
        <table:table-row table:style-name="ro1">
          <table:table-cell table:formula="of:=CONCATENATE([Localizations_BLOCK.D56];&quot; = &quot;;CHAR(34);[Localizations_BLOCK.E56];CHAR(34);&quot;;&quot;)" office:value-type="string" office:string-value="Blockly.Msg.COZMO_GOTO_ORIGIN_01 = &quot;Go to origin&quot;;" calcext:value-type="string">
            <text:p>Blockly.Msg.COZMO_GOTO_ORIGIN_01 = "Go to origin";</text:p>
          </table:table-cell>
          <table:table-cell table:formula="of:=CONCATENATE([Localizations_BLOCK.$D56];&quot; = &quot;;CHAR(34);[Localizations_BLOCK.F56];CHAR(34);&quot;;&quot;)" office:value-type="string" office:string-value="Blockly.Msg.COZMO_GOTO_ORIGIN_01 = &quot;Aller à l'origine&quot;;" calcext:value-type="string">
            <text:p>Blockly.Msg.COZMO_GOTO_ORIGIN_01 = "Aller à l'origine";</text:p>
          </table:table-cell>
          <table:table-cell table:number-columns-repeated="1022"/>
        </table:table-row>
        <table:table-row table:style-name="ro1">
          <table:table-cell table:formula="of:=CONCATENATE([Localizations_BLOCK.$D57];&quot; = '&quot;;[Localizations_BLOCK.E57];&quot;';&quot;)" office:value-type="string" office:string-value="Blockly.Msg.COZMO_GOTO_ORIGIN_02 = 'Goes to where Cozmo was when program started.';" calcext:value-type="string">
            <text:p>Blockly.Msg.COZMO_GOTO_ORIGIN_02 = 'Goes to where Cozmo was when program started.';</text:p>
          </table:table-cell>
          <table:table-cell table:formula="of:=CONCATENATE([Localizations_BLOCK.$D57];&quot; = '&quot;;[Localizations_BLOCK.F57];&quot;';&quot;)" office:value-type="string" office:string-value="Blockly.Msg.COZMO_GOTO_ORIGIN_02 = 'Va là où était Cozmo au début du programme.';" calcext:value-type="string">
            <text:p>Blockly.Msg.COZMO_GOTO_ORIGIN_02 = 'Va là où était Cozmo au début du programme.';</text:p>
          </table:table-cell>
          <table:table-cell table:number-columns-repeated="1022"/>
        </table:table-row>
        <table:table-row table:style-name="ro1">
          <table:table-cell table:formula="of:=CONCATENATE([Localizations_BLOCK.D58];&quot; = &quot;;CHAR(34);[Localizations_BLOCK.E58];CHAR(34);&quot;;&quot;)" office:value-type="string" office:string-value="Blockly.Msg.COZMO_DRIVE_TO_01 = &quot;Drive to X:&quot;;" calcext:value-type="string">
            <text:p>Blockly.Msg.COZMO_DRIVE_TO_01 = "Drive to X:";</text:p>
          </table:table-cell>
          <table:table-cell table:formula="of:=CONCATENATE([Localizations_BLOCK.$D58];&quot; = &quot;;CHAR(34);[Localizations_BLOCK.F58];CHAR(34);&quot;;&quot;)" office:value-type="string" office:string-value="Blockly.Msg.COZMO_DRIVE_TO_01 = &quot;Conduire jusqu'à X :&quot;;" calcext:value-type="string">
            <text:p>Blockly.Msg.COZMO_DRIVE_TO_01 = "Conduire jusqu'à X :";</text:p>
          </table:table-cell>
          <table:table-cell table:number-columns-repeated="1022"/>
        </table:table-row>
        <table:table-row table:style-name="ro1">
          <table:table-cell table:formula="of:=CONCATENATE([Localizations_BLOCK.$D59];&quot; = '&quot;;[Localizations_BLOCK.E59];&quot;';&quot;)" office:value-type="string" office:string-value="Blockly.Msg.COZMO_DRIVE_TO_02 = 'Drives to the specified coordinates if possible (e.g. no obstacles/static objects prevent from accomplishing the task.';" calcext:value-type="string">
            <text:p>Blockly.Msg.COZMO_DRIVE_TO_02 = 'Drives to the specified coordinates if possible (e.g. no obstacles/static objects prevent from accomplishing the task.';</text:p>
          </table:table-cell>
          <table:table-cell table:formula="of:=CONCATENATE([Localizations_BLOCK.$D59];&quot; = '&quot;;[Localizations_BLOCK.F59];&quot;';&quot;)" office:value-type="string" office:string-value="Blockly.Msg.COZMO_DRIVE_TO_02 = 'Conduit aux coordonnées spécifiées si possible (par exemple, aucun obstacle/objet statique n\'empêche d'accomplir la tâche.';" calcext:value-type="string">
            <text:p>Blockly.Msg.COZMO_DRIVE_TO_02 = 'Conduit aux coordonnées spécifiées si possible (par exemple, aucun obstacle/objet statique n\'empêche d'accomplir la tâche.';</text:p>
          </table:table-cell>
          <table:table-cell table:number-columns-repeated="1022"/>
        </table:table-row>
        <table:table-row table:style-name="ro1">
          <table:table-cell table:formula="of:=CONCATENATE([Localizations_BLOCK.D60];&quot; = &quot;;CHAR(34);[Localizations_BLOCK.E60];CHAR(34);&quot;;&quot;)" office:value-type="string" office:string-value="Blockly.Msg.COZMO_CUBE_SEEN_NUMBER_BOOLEAN_01 = &quot;cube %1 been seen&quot;;" calcext:value-type="string">
            <text:p>Blockly.Msg.COZMO_CUBE_SEEN_NUMBER_BOOLEAN_01 = "cube %1 been seen";</text:p>
          </table:table-cell>
          <table:table-cell table:formula="of:=CONCATENATE([Localizations_BLOCK.$D60];&quot; = &quot;;CHAR(34);[Localizations_BLOCK.F60];CHAR(34);&quot;;&quot;)" office:value-type="string" office:string-value="Blockly.Msg.COZMO_CUBE_SEEN_NUMBER_BOOLEAN_01 = &quot;cube %1 a été vu&quot;;" calcext:value-type="string">
            <text:p>Blockly.Msg.COZMO_CUBE_SEEN_NUMBER_BOOLEAN_01 = "cube %1 a été vu";</text:p>
          </table:table-cell>
          <table:table-cell table:number-columns-repeated="1022"/>
        </table:table-row>
        <table:table-row table:style-name="ro1">
          <table:table-cell table:formula="of:=CONCATENATE([Localizations_BLOCK.D61];&quot; = &quot;;CHAR(34);[Localizations_BLOCK.E61];CHAR(34);&quot;;&quot;)" office:value-type="string" office:string-value="Blockly.Msg.COZMO_CUBE_VISIBLE_NUMBER_BOOLEAN_01 = &quot;cube %1 is visible&quot;;" calcext:value-type="string">
            <text:p>Blockly.Msg.COZMO_CUBE_VISIBLE_NUMBER_BOOLEAN_01 = "cube %1 is visible";</text:p>
          </table:table-cell>
          <table:table-cell table:formula="of:=CONCATENATE([Localizations_BLOCK.$D61];&quot; = &quot;;CHAR(34);[Localizations_BLOCK.F61];CHAR(34);&quot;;&quot;)" office:value-type="string" office:string-value="Blockly.Msg.COZMO_CUBE_VISIBLE_NUMBER_BOOLEAN_01 = &quot;cube %1 est visible&quot;;" calcext:value-type="string">
            <text:p>Blockly.Msg.COZMO_CUBE_VISIBLE_NUMBER_BOOLEAN_01 = "cube %1 est visible";</text:p>
          </table:table-cell>
          <table:table-cell table:number-columns-repeated="1022"/>
        </table:table-row>
        <table:table-row table:style-name="ro1">
          <table:table-cell table:formula="of:=CONCATENATE([Localizations_BLOCK.D62];&quot; = &quot;;CHAR(34);[Localizations_BLOCK.E62];CHAR(34);&quot;;&quot;)" office:value-type="string" office:string-value="Blockly.Msg.COZMO_CUBE_DISTANCE_TO_01 = &quot;distance to cube %1 (cm)&quot;;" calcext:value-type="string">
            <text:p>Blockly.Msg.COZMO_CUBE_DISTANCE_TO_01 = "distance to cube %1 (cm)";</text:p>
          </table:table-cell>
          <table:table-cell table:formula="of:=CONCATENATE([Localizations_BLOCK.$D62];&quot; = &quot;;CHAR(34);[Localizations_BLOCK.F62];CHAR(34);&quot;;&quot;)" office:value-type="string" office:string-value="Blockly.Msg.COZMO_CUBE_DISTANCE_TO_01 = &quot;distance au cube %1 (cm)&quot;;" calcext:value-type="string">
            <text:p>Blockly.Msg.COZMO_CUBE_DISTANCE_TO_01 = "distance au cube %1 (cm)";</text:p>
          </table:table-cell>
          <table:table-cell table:number-columns-repeated="1022"/>
        </table:table-row>
        <table:table-row table:style-name="ro1">
          <table:table-cell table:formula="of:=CONCATENATE([Localizations_BLOCK.D63];&quot; = &quot;;CHAR(34);[Localizations_BLOCK.E63];CHAR(34);&quot;;&quot;)" office:value-type="string" office:string-value="Blockly.Msg.COZMO_CUBE_DISTANCE_BETWEEN_01 = &quot;distance between cubes %1 and %2 (cm)&quot;;" calcext:value-type="string">
            <text:p>Blockly.Msg.COZMO_CUBE_DISTANCE_BETWEEN_01 = "distance between cubes %1 and %2 (cm)";</text:p>
          </table:table-cell>
          <table:table-cell table:formula="of:=CONCATENATE([Localizations_BLOCK.$D63];&quot; = &quot;;CHAR(34);[Localizations_BLOCK.F63];CHAR(34);&quot;;&quot;)" office:value-type="string" office:string-value="Blockly.Msg.COZMO_CUBE_DISTANCE_BETWEEN_01 = &quot;distance entre les cubes %1 et %2 (cm)&quot;;" calcext:value-type="string">
            <text:p>Blockly.Msg.COZMO_CUBE_DISTANCE_BETWEEN_01 = "distance entre les cubes %1 et %2 (cm)";</text:p>
          </table:table-cell>
          <table:table-cell table:number-columns-repeated="1022"/>
        </table:table-row>
        <table:table-row table:style-name="ro1">
          <table:table-cell table:formula="of:=CONCATENATE([Localizations_BLOCK.D64];&quot; = &quot;;CHAR(34);[Localizations_BLOCK.E64];CHAR(34);&quot;;&quot;)" office:value-type="string" office:string-value="Blockly.Msg.COZMO_CUBE_PICKUP_01 = &quot;Pickup cube %1&quot;;" calcext:value-type="string">
            <text:p>Blockly.Msg.COZMO_CUBE_PICKUP_01 = "Pickup cube %1";</text:p>
          </table:table-cell>
          <table:table-cell table:formula="of:=CONCATENATE([Localizations_BLOCK.$D64];&quot; = &quot;;CHAR(34);[Localizations_BLOCK.F64];CHAR(34);&quot;;&quot;)" office:value-type="string" office:string-value="Blockly.Msg.COZMO_CUBE_PICKUP_01 = &quot;Cube de ramassage %1&quot;;" calcext:value-type="string">
            <text:p>Blockly.Msg.COZMO_CUBE_PICKUP_01 = "Cube de ramassage %1";</text:p>
          </table:table-cell>
          <table:table-cell table:number-columns-repeated="1022"/>
        </table:table-row>
        <table:table-row table:style-name="ro1">
          <table:table-cell table:formula="of:=CONCATENATE([Localizations_BLOCK.D65];&quot; = &quot;;CHAR(34);[Localizations_BLOCK.E65];CHAR(34);&quot;;&quot;)" office:value-type="string" office:string-value="Blockly.Msg.COZMO_CUBE_PLACE_ON_GROUND_01 = &quot;Place cube %1 on ground&quot;;" calcext:value-type="string">
            <text:p>Blockly.Msg.COZMO_CUBE_PLACE_ON_GROUND_01 = "Place cube %1 on ground";</text:p>
          </table:table-cell>
          <table:table-cell table:formula="of:=CONCATENATE([Localizations_BLOCK.$D65];&quot; = &quot;;CHAR(34);[Localizations_BLOCK.F65];CHAR(34);&quot;;&quot;)" office:value-type="string" office:string-value="Blockly.Msg.COZMO_CUBE_PLACE_ON_GROUND_01 = &quot;Placer le cube %1 sur le sol&quot;;" calcext:value-type="string">
            <text:p>Blockly.Msg.COZMO_CUBE_PLACE_ON_GROUND_01 = "Placer le cube %1 sur le sol";</text:p>
          </table:table-cell>
          <table:table-cell table:number-columns-repeated="1022"/>
        </table:table-row>
        <table:table-row table:style-name="ro1">
          <table:table-cell table:formula="of:=CONCATENATE([Localizations_BLOCK.D66];&quot; = &quot;;CHAR(34);[Localizations_BLOCK.E66];CHAR(34);&quot;;&quot;)" office:value-type="string" office:string-value="Blockly.Msg.COZMO_CUBE_PLACE_ON_CUBE_01 = &quot;Place current cube on cube %1&quot;;" calcext:value-type="string">
            <text:p>Blockly.Msg.COZMO_CUBE_PLACE_ON_CUBE_01 = "Place current cube on cube %1";</text:p>
          </table:table-cell>
          <table:table-cell table:formula="of:=CONCATENATE([Localizations_BLOCK.$D66];&quot; = &quot;;CHAR(34);[Localizations_BLOCK.F66];CHAR(34);&quot;;&quot;)" office:value-type="string" office:string-value="Blockly.Msg.COZMO_CUBE_PLACE_ON_CUBE_01 = &quot;Placer le cube actuel sur le cube %1&quot;;" calcext:value-type="string">
            <text:p>Blockly.Msg.COZMO_CUBE_PLACE_ON_CUBE_01 = "Placer le cube actuel sur le cube %1";</text:p>
          </table:table-cell>
          <table:table-cell table:number-columns-repeated="1022"/>
        </table:table-row>
        <table:table-row table:style-name="ro1">
          <table:table-cell table:formula="of:=CONCATENATE([Localizations_BLOCK.D67];&quot; = &quot;;CHAR(34);[Localizations_BLOCK.E67];CHAR(34);&quot;;&quot;)" office:value-type="string" office:string-value="Blockly.Msg.COZMO_CUBE_TURN_TOWARD_01 = &quot;Turn to cube %1&quot;;" calcext:value-type="string">
            <text:p>Blockly.Msg.COZMO_CUBE_TURN_TOWARD_01 = "Turn to cube %1";</text:p>
          </table:table-cell>
          <table:table-cell table:formula="of:=CONCATENATE([Localizations_BLOCK.$D67];&quot; = &quot;;CHAR(34);[Localizations_BLOCK.F67];CHAR(34);&quot;;&quot;)" office:value-type="string" office:string-value="Blockly.Msg.COZMO_CUBE_TURN_TOWARD_01 = &quot;Tournez au cube %1&quot;;" calcext:value-type="string">
            <text:p>Blockly.Msg.COZMO_CUBE_TURN_TOWARD_01 = "Tournez au cube %1";</text:p>
          </table:table-cell>
          <table:table-cell table:number-columns-repeated="1022"/>
        </table:table-row>
        <table:table-row table:style-name="ro1">
          <table:table-cell table:formula="of:=CONCATENATE([Localizations_BLOCK.D68];&quot; = &quot;;CHAR(34);[Localizations_BLOCK.E68];CHAR(34);&quot;;&quot;)" office:value-type="string" office:string-value="Blockly.Msg.COZMO_ON_CUBE_TAPPED_01 = &quot;on cube tapped&quot;;" calcext:value-type="string">
            <text:p>Blockly.Msg.COZMO_ON_CUBE_TAPPED_01 = "on cube tapped";</text:p>
          </table:table-cell>
          <table:table-cell table:formula="of:=CONCATENATE([Localizations_BLOCK.$D68];&quot; = &quot;;CHAR(34);[Localizations_BLOCK.F68];CHAR(34);&quot;;&quot;)" office:value-type="string" office:string-value="Blockly.Msg.COZMO_ON_CUBE_TAPPED_01 = &quot;sur cube tapé&quot;;" calcext:value-type="string">
            <text:p>Blockly.Msg.COZMO_ON_CUBE_TAPPED_01 = "sur cube tapé";</text:p>
          </table:table-cell>
          <table:table-cell table:number-columns-repeated="1022"/>
        </table:table-row>
        <table:table-row table:style-name="ro1">
          <table:table-cell table:formula="of:=CONCATENATE([Localizations_BLOCK.$D69];&quot; = '&quot;;[Localizations_BLOCK.E69];&quot;';&quot;)" office:value-type="string" office:string-value="Blockly.Msg.COZMO_ON_CUBE_TAPPED_02 = 'Executes a block of code when a cube is tapped';" calcext:value-type="string">
            <text:p>Blockly.Msg.COZMO_ON_CUBE_TAPPED_02 = 'Executes a block of code when a cube is tapped';</text:p>
          </table:table-cell>
          <table:table-cell table:formula="of:=CONCATENATE([Localizations_BLOCK.$D69];&quot; = '&quot;;[Localizations_BLOCK.F69];&quot;';&quot;)" office:value-type="string" office:string-value="Blockly.Msg.COZMO_ON_CUBE_TAPPED_02 = 'Exécute un bloc de code lors de l'écoute d'un cube';" calcext:value-type="string">
            <text:p>Blockly.Msg.COZMO_ON_CUBE_TAPPED_02 = 'Exécute un bloc de code lors de l'écoute d'un cube';</text:p>
          </table:table-cell>
          <table:table-cell table:number-columns-repeated="1022"/>
        </table:table-row>
        <table:table-row table:style-name="ro1">
          <table:table-cell table:formula="of:=CONCATENATE([Localizations_BLOCK.D70];&quot; = &quot;;CHAR(34);[Localizations_BLOCK.E70];CHAR(34);&quot;;&quot;)" office:value-type="string" office:string-value="Blockly.Msg.COZMO_TAPPED_CUBE_NUMBER_BOOLEAN_01 = &quot;cube %1 tapped&quot;;" calcext:value-type="string">
            <text:p>Blockly.Msg.COZMO_TAPPED_CUBE_NUMBER_BOOLEAN_01 = "cube %1 tapped";</text:p>
          </table:table-cell>
          <table:table-cell table:formula="of:=CONCATENATE([Localizations_BLOCK.$D70];&quot; = &quot;;CHAR(34);[Localizations_BLOCK.F70];CHAR(34);&quot;;&quot;)" office:value-type="string" office:string-value="Blockly.Msg.COZMO_TAPPED_CUBE_NUMBER_BOOLEAN_01 = &quot;cube %1 exploité&quot;;" calcext:value-type="string">
            <text:p>Blockly.Msg.COZMO_TAPPED_CUBE_NUMBER_BOOLEAN_01 = "cube %1 exploité";</text:p>
          </table:table-cell>
          <table:table-cell table:number-columns-repeated="1022"/>
        </table:table-row>
        <table:table-row table:style-name="ro1">
          <table:table-cell table:formula="of:=CONCATENATE([Localizations_BLOCK.D71];&quot; = &quot;;CHAR(34);[Localizations_BLOCK.E71];CHAR(34);&quot;;&quot;)" office:value-type="string" office:string-value="Blockly.Msg.COZMO_FREE_WILL_01 = &quot;%1 free will&quot;;" calcext:value-type="string">
            <text:p>Blockly.Msg.COZMO_FREE_WILL_01 = "%1 free will";</text:p>
          </table:table-cell>
          <table:table-cell table:formula="of:=CONCATENATE([Localizations_BLOCK.$D71];&quot; = &quot;;CHAR(34);[Localizations_BLOCK.F71];CHAR(34);&quot;;&quot;)" office:value-type="string" office:string-value="Blockly.Msg.COZMO_FREE_WILL_01 = &quot;%1 libre arbitre&quot;;" calcext:value-type="string">
            <text:p>Blockly.Msg.COZMO_FREE_WILL_01 = "%1 libre arbitre";</text:p>
          </table:table-cell>
          <table:table-cell table:number-columns-repeated="1022"/>
        </table:table-row>
        <table:table-row table:style-name="ro1">
          <table:table-cell table:formula="of:=CONCATENATE([Localizations_BLOCK.D72];&quot; = &quot;;CHAR(34);[Localizations_BLOCK.E72];CHAR(34);&quot;;&quot;)" office:value-type="string" office:string-value="Blockly.Msg.COZMO_ADD_STATIC_MODEL_01 = &quot;wood_wall&quot;;" calcext:value-type="string">
            <text:p>Blockly.Msg.COZMO_ADD_STATIC_MODEL_01 = "wood_wall";</text:p>
          </table:table-cell>
          <table:table-cell table:formula="of:=CONCATENATE([Localizations_BLOCK.$D72];&quot; = &quot;;CHAR(34);[Localizations_BLOCK.F72];CHAR(34);&quot;;&quot;)" office:value-type="string" office:string-value="Blockly.Msg.COZMO_ADD_STATIC_MODEL_01 = &quot;mur en bois&quot;;" calcext:value-type="string">
            <text:p>Blockly.Msg.COZMO_ADD_STATIC_MODEL_01 = "mur en bois";</text:p>
          </table:table-cell>
          <table:table-cell table:number-columns-repeated="1022"/>
        </table:table-row>
        <table:table-row table:style-name="ro1">
          <table:table-cell table:formula="of:=CONCATENATE([Localizations_BLOCK.D73];&quot; = &quot;;CHAR(34);[Localizations_BLOCK.E73];CHAR(34);&quot;;&quot;)" office:value-type="string" office:string-value="Blockly.Msg.COZMO_ADD_STATIC_MODEL_02 = &quot;brick_wall&quot;;" calcext:value-type="string">
            <text:p>Blockly.Msg.COZMO_ADD_STATIC_MODEL_02 = "brick_wall";</text:p>
          </table:table-cell>
          <table:table-cell table:formula="of:=CONCATENATE([Localizations_BLOCK.$D73];&quot; = &quot;;CHAR(34);[Localizations_BLOCK.F73];CHAR(34);&quot;;&quot;)" office:value-type="string" office:string-value="Blockly.Msg.COZMO_ADD_STATIC_MODEL_02 = &quot;mur de briques&quot;;" calcext:value-type="string">
            <text:p>Blockly.Msg.COZMO_ADD_STATIC_MODEL_02 = "mur de briques";</text:p>
          </table:table-cell>
          <table:table-cell table:number-columns-repeated="1022"/>
        </table:table-row>
        <table:table-row table:style-name="ro1">
          <table:table-cell table:formula="of:=CONCATENATE([Localizations_BLOCK.D74];&quot; = &quot;;CHAR(34);[Localizations_BLOCK.E74];CHAR(34);&quot;;&quot;)" office:value-type="string" office:string-value="Blockly.Msg.COZMO_ADD_STATIC_MODEL_03 = &quot;depth&quot;;" calcext:value-type="string">
            <text:p>Blockly.Msg.COZMO_ADD_STATIC_MODEL_03 = "depth";</text:p>
          </table:table-cell>
          <table:table-cell table:formula="of:=CONCATENATE([Localizations_BLOCK.$D74];&quot; = &quot;;CHAR(34);[Localizations_BLOCK.F74];CHAR(34);&quot;;&quot;)" office:value-type="string" office:string-value="Blockly.Msg.COZMO_ADD_STATIC_MODEL_03 = &quot;profondeur&quot;;" calcext:value-type="string">
            <text:p>Blockly.Msg.COZMO_ADD_STATIC_MODEL_03 = "profondeur";</text:p>
          </table:table-cell>
          <table:table-cell table:number-columns-repeated="1022"/>
        </table:table-row>
        <table:table-row table:style-name="ro1">
          <table:table-cell table:formula="of:=CONCATENATE([Localizations_BLOCK.D75];&quot; = &quot;;CHAR(34);[Localizations_BLOCK.E75];CHAR(34);&quot;;&quot;)" office:value-type="string" office:string-value="Blockly.Msg.COZMO_ADD_STATIC_MODEL_04 = &quot;height&quot;;" calcext:value-type="string">
            <text:p>Blockly.Msg.COZMO_ADD_STATIC_MODEL_04 = "height";</text:p>
          </table:table-cell>
          <table:table-cell table:formula="of:=CONCATENATE([Localizations_BLOCK.$D75];&quot; = &quot;;CHAR(34);[Localizations_BLOCK.F75];CHAR(34);&quot;;&quot;)" office:value-type="string" office:string-value="Blockly.Msg.COZMO_ADD_STATIC_MODEL_04 = &quot;hauteur&quot;;" calcext:value-type="string">
            <text:p>Blockly.Msg.COZMO_ADD_STATIC_MODEL_04 = "hauteur";</text:p>
          </table:table-cell>
          <table:table-cell table:number-columns-repeated="1022"/>
        </table:table-row>
        <table:table-row table:style-name="ro1">
          <table:table-cell table:formula="of:=CONCATENATE([Localizations_BLOCK.D76];&quot; = &quot;;CHAR(34);[Localizations_BLOCK.E76];CHAR(34);&quot;;&quot;)" office:value-type="string" office:string-value="Blockly.Msg.COZMO_ADD_STATIC_MODEL_05 = &quot;Add&quot;;" calcext:value-type="string">
            <text:p>Blockly.Msg.COZMO_ADD_STATIC_MODEL_05 = "Add";</text:p>
          </table:table-cell>
          <table:table-cell table:formula="of:=CONCATENATE([Localizations_BLOCK.$D76];&quot; = &quot;;CHAR(34);[Localizations_BLOCK.F76];CHAR(34);&quot;;&quot;)" office:value-type="string" office:string-value="Blockly.Msg.COZMO_ADD_STATIC_MODEL_05 = &quot;Ajouter&quot;;" calcext:value-type="string">
            <text:p>Blockly.Msg.COZMO_ADD_STATIC_MODEL_05 = "Ajouter";</text:p>
          </table:table-cell>
          <table:table-cell table:number-columns-repeated="1022"/>
        </table:table-row>
        <table:table-row table:style-name="ro1">
          <table:table-cell table:formula="of:=CONCATENATE([Localizations_BLOCK.D77];&quot; = &quot;;CHAR(34);[Localizations_BLOCK.E77];CHAR(34);&quot;;&quot;)" office:value-type="string" office:string-value="Blockly.Msg.DIALOG_FORM_SAVE_CODE_01 = &quot;Open&quot;;" calcext:value-type="string">
            <text:p>Blockly.Msg.DIALOG_FORM_SAVE_CODE_01 = "Open";</text:p>
          </table:table-cell>
          <table:table-cell table:formula="of:=CONCATENATE([Localizations_BLOCK.$D77];&quot; = &quot;;CHAR(34);[Localizations_BLOCK.F77];CHAR(34);&quot;;&quot;)" office:value-type="string" office:string-value="Blockly.Msg.DIALOG_FORM_SAVE_CODE_01 = &quot;Ouvrir&quot;;" calcext:value-type="string">
            <text:p>Blockly.Msg.DIALOG_FORM_SAVE_CODE_01 = "Ouvrir";</text:p>
          </table:table-cell>
          <table:table-cell table:number-columns-repeated="1022"/>
        </table:table-row>
        <table:table-row table:style-name="ro1">
          <table:table-cell table:formula="of:=CONCATENATE([Localizations_BLOCK.D78];&quot; = &quot;;CHAR(34);[Localizations_BLOCK.E78];CHAR(34);&quot;;&quot;)" office:value-type="string" office:string-value="Blockly.Msg.DIALOG_FORM_SAVE_CODE_02 = &quot;Save&quot;;" calcext:value-type="string">
            <text:p>Blockly.Msg.DIALOG_FORM_SAVE_CODE_02 = "Save";</text:p>
          </table:table-cell>
          <table:table-cell table:formula="of:=CONCATENATE([Localizations_BLOCK.$D78];&quot; = &quot;;CHAR(34);[Localizations_BLOCK.F78];CHAR(34);&quot;;&quot;)" office:value-type="string" office:string-value="Blockly.Msg.DIALOG_FORM_SAVE_CODE_02 = &quot;Enregistrer&quot;;" calcext:value-type="string">
            <text:p>Blockly.Msg.DIALOG_FORM_SAVE_CODE_02 = "Enregistrer";</text:p>
          </table:table-cell>
          <table:table-cell table:number-columns-repeated="1022"/>
        </table:table-row>
        <table:table-row table:style-name="ro1">
          <table:table-cell table:formula="of:=CONCATENATE([Localizations_BLOCK.D79];&quot; = &quot;;CHAR(34);[Localizations_BLOCK.E79];CHAR(34);&quot;;&quot;)" office:value-type="string" office:string-value="Blockly.Msg.DIALOG_FORM_SAVE_CODE_03 = &quot;Cancel&quot;;" calcext:value-type="string">
            <text:p>Blockly.Msg.DIALOG_FORM_SAVE_CODE_03 = "Cancel";</text:p>
          </table:table-cell>
          <table:table-cell table:formula="of:=CONCATENATE([Localizations_BLOCK.$D79];&quot; = &quot;;CHAR(34);[Localizations_BLOCK.F79];CHAR(34);&quot;;&quot;)" office:value-type="string" office:string-value="Blockly.Msg.DIALOG_FORM_SAVE_CODE_03 = &quot;Annuler&quot;;" calcext:value-type="string">
            <text:p>Blockly.Msg.DIALOG_FORM_SAVE_CODE_03 = "Annuler";</text:p>
          </table:table-cell>
          <table:table-cell table:number-columns-repeated="1022"/>
        </table:table-row>
        <table:table-row table:style-name="ro1">
          <table:table-cell table:formula="of:=CONCATENATE([Localizations_BLOCK.D80];&quot; = &quot;;CHAR(34);[Localizations_BLOCK.E80];CHAR(34);&quot;;&quot;)" office:value-type="string" office:string-value="Blockly.Msg.DIALOG_FORM_SAVE_CODE_04 = &quot;Are you sure you want to overwrite &quot;;" calcext:value-type="string">
            <text:p>Blockly.Msg.DIALOG_FORM_SAVE_CODE_04 = "Are you sure you want to overwrite ";</text:p>
          </table:table-cell>
          <table:table-cell table:formula="of:=CONCATENATE([Localizations_BLOCK.$D80];&quot; = &quot;;CHAR(34);[Localizations_BLOCK.F80];CHAR(34);&quot;;&quot;)" office:value-type="string" office:string-value="Blockly.Msg.DIALOG_FORM_SAVE_CODE_04 = &quot;Es-tu sûr de vouloir remplacer &quot;;" calcext:value-type="string">
            <text:p>Blockly.Msg.DIALOG_FORM_SAVE_CODE_04 = "Es-tu sûr de vouloir remplacer ";</text:p>
          </table:table-cell>
          <table:table-cell table:number-columns-repeated="1022"/>
        </table:table-row>
        <table:table-row table:style-name="ro1">
          <table:table-cell table:formula="of:=CONCATENATE([Localizations_BLOCK.D81];&quot; = &quot;;CHAR(34);[Localizations_BLOCK.E81];CHAR(34);&quot;;&quot;)" office:value-type="string" office:string-value="Blockly.Msg.DIALOG_FORM_SAVE_CODE_05 = &quot;Save code&quot;;" calcext:value-type="string">
            <text:p>Blockly.Msg.DIALOG_FORM_SAVE_CODE_05 = "Save code";</text:p>
          </table:table-cell>
          <table:table-cell table:formula="of:=CONCATENATE([Localizations_BLOCK.$D81];&quot; = &quot;;CHAR(34);[Localizations_BLOCK.F81];CHAR(34);&quot;;&quot;)" office:value-type="string" office:string-value="Blockly.Msg.DIALOG_FORM_SAVE_CODE_05 = &quot;Enregistrer le code&quot;;" calcext:value-type="string">
            <text:p>Blockly.Msg.DIALOG_FORM_SAVE_CODE_05 = "Enregistrer le code";</text:p>
          </table:table-cell>
          <table:table-cell table:number-columns-repeated="1022"/>
        </table:table-row>
        <table:table-row table:style-name="ro1">
          <table:table-cell table:formula="of:=CONCATENATE([Localizations_BLOCK.D82];&quot; = &quot;;CHAR(34);[Localizations_BLOCK.E82];CHAR(34);&quot;;&quot;)" office:value-type="string" office:string-value="Blockly.Msg.DIALOG_FORM_SAVE_CODE_06 = &quot;Filename&quot;;" calcext:value-type="string">
            <text:p>Blockly.Msg.DIALOG_FORM_SAVE_CODE_06 = "Filename";</text:p>
          </table:table-cell>
          <table:table-cell table:formula="of:=CONCATENATE([Localizations_BLOCK.$D82];&quot; = &quot;;CHAR(34);[Localizations_BLOCK.F82];CHAR(34);&quot;;&quot;)" office:value-type="string" office:string-value="Blockly.Msg.DIALOG_FORM_SAVE_CODE_06 = &quot;Nom du fichier&quot;;" calcext:value-type="string">
            <text:p>Blockly.Msg.DIALOG_FORM_SAVE_CODE_06 = "Nom du fichier";</text:p>
          </table:table-cell>
          <table:table-cell table:number-columns-repeated="1022"/>
        </table:table-row>
      </table:table>
      <table:table table:name="Localizations Workspace" table:style-name="ta1"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R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Default" office:value-type="string" calcext:value-type="string">
            <text:p>blocks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s</text:p>
          </table:table-cell>
        </table:table-row>
        <table:table-row table:style-name="ro1">
          <table:table-cell office:value-type="string" calcext:value-type="string">
            <text:p>linkTooltip</text:p>
          </table:table-cell>
          <table:table-cell office:value-type="string" calcext:value-type="string">
            <text:p>Save and link to blocks.</text:p>
          </table:table-cell>
          <table:table-cell office:value-type="string" calcext:value-type="string">
            <text:p>Sauvegarde et lien vers les blocs.</text:p>
          </table:table-cell>
        </table:table-row>
        <table:table-row table:style-name="ro1">
          <table:table-cell office:value-type="string" calcext:value-type="string">
            <text:p>runTooltip</text:p>
          </table:table-cell>
          <table:table-cell office:value-type="string" calcext:value-type="string">
            <text:p>Run the program defined by the blocks in the workspace.</text:p>
          </table:table-cell>
          <table:table-cell office:value-type="string" calcext:value-type="string">
            <text:p>Exécutez le programme défini par les blocs dans l'espace de travail.</text:p>
          </table:table-cell>
        </table:table-row>
        <table:table-row table:style-name="ro1">
          <table:table-cell office:value-type="string" calcext:value-type="string">
            <text:p>badCode</text:p>
          </table:table-cell>
          <table:table-cell table:style-name="ce8" office:value-type="string" calcext:value-type="string">
            <text:p><text:span text:style-name="T1">Program error:</text:span><text:span text:style-name="T2">\n</text:span><text:span text:style-name="T3">%1</text:span></text:p>
          </table:table-cell>
          <table:table-cell table:style-name="ce8" office:value-type="string" calcext:value-type="string">
            <text:p><text:span text:style-name="T1">rreur de programme:</text:span><text:span text:style-name="T2">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Maximum execution iterations exceeded.</text:p>
          </table:table-cell>
          <table:table-cell office:value-type="string" calcext:value-type="string">
            <text:p>Le nombre maximal d'itérations d'exécution a été dépassé.</text:p>
          </table:table-cell>
        </table:table-row>
        <table:table-row table:style-name="ro1">
          <table:table-cell office:value-type="string" calcext:value-type="string">
            <text:p>trashTooltip</text:p>
          </table:table-cell>
          <table:table-cell office:value-type="string" calcext:value-type="string">
            <text:p>Discard all blocks.</text:p>
          </table:table-cell>
          <table:table-cell office:value-type="string" calcext:value-type="string">
            <text:p>Supprimez tous les blocs.</text:p>
          </table:table-cell>
        </table:table-row>
        <table:table-row table:style-name="ro1">
          <table:table-cell office:value-type="string" calcext:value-type="string">
            <text:p>catLogic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Logique</text:p>
          </table:table-cell>
        </table:table-row>
        <table:table-row table:style-name="ro1">
          <table:table-cell office:value-type="string" calcext:value-type="string">
            <text:p>catLoops</text:p>
          </table:table-cell>
          <table:table-cell office:value-type="string" calcext:value-type="string">
            <text:p>Loops</text:p>
          </table:table-cell>
          <table:table-cell office:value-type="string" calcext:value-type="string">
            <text:p>Boucles</text:p>
          </table:table-cell>
        </table:table-row>
        <table:table-row table:style-name="ro1">
          <table:table-cell office:value-type="string" calcext:value-type="string">
            <text:p>catMath</text:p>
          </table:table-cell>
          <table:table-cell table:number-columns-repeated="2"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at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catLists</text:p>
          </table:table-cell>
          <table:table-cell table:number-columns-repeated="2" office:value-type="string" calcext:value-type="string">
            <text:p>Lists</text:p>
          </table:table-cell>
        </table:table-row>
        <table:table-row table:style-name="ro1">
          <table:table-cell office:value-type="string" calcext:value-type="string">
            <text:p>catColour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uleur</text:p>
          </table:table-cell>
        </table:table-row>
        <table:table-row table:style-name="ro1">
          <table:table-cell office:value-type="string" calcext:value-type="string">
            <text:p>catVariables</text:p>
          </table:table-cell>
          <table:table-cell table:number-columns-repeated="2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atFunction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onctions</text:p>
          </table:table-cell>
        </table:table-row>
        <table:table-row table:style-name="ro1">
          <table:table-cell office:value-type="string" calcext:value-type="string">
            <text:p>catCozmo</text:p>
          </table:table-cell>
          <table:table-cell table:number-columns-repeated="2" office:value-type="string" calcext:value-type="string">
            <text:p>Cozmo</text:p>
          </table:table-cell>
        </table:table-row>
        <table:table-row table:style-name="ro1">
          <table:table-cell office:value-type="string" calcext:value-type="string">
            <text:p>catCozmoCubes</text:p>
          </table:table-cell>
          <table:table-cell table:number-columns-repeated="2" office:value-type="string" calcext:value-type="string">
            <text:p>Cozmo Cubes</text:p>
          </table:table-cell>
        </table:table-row>
        <table:table-row table:style-name="ro1">
          <table:table-cell office:value-type="string" calcext:value-type="string">
            <text:p>catCozmoEvents</text:p>
          </table:table-cell>
          <table:table-cell table:number-columns-repeated="2" office:value-type="string" calcext:value-type="string">
            <text:p>Cozmo Events</text:p>
          </table:table-cell>
        </table:table-row>
        <table:table-row table:style-name="ro1">
          <table:table-cell office:value-type="string" calcext:value-type="string">
            <text:p>catCozmoUtils</text:p>
          </table:table-cell>
          <table:table-cell table:number-columns-repeated="2" office:value-type="string" calcext:value-type="string">
            <text:p>Cozmo Utils</text:p>
          </table:table-cell>
        </table:table-row>
        <table:table-row table:style-name="ro1">
          <table:table-cell office:value-type="string" calcext:value-type="string">
            <text:p>listVariab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</text:p>
          </table:table-cell>
        </table:table-row>
        <table:table-row table:style-name="ro1">
          <table:table-cell office:value-type="string" calcext:value-type="string">
            <text:p>textVariab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e</text:p>
          </table:table-cell>
        </table:table-row>
        <table:table-row table:style-name="ro1">
          <table:table-cell office:value-type="string" calcext:value-type="string">
            <text:p>httpRequestError</text:p>
          </table:table-cell>
          <table:table-cell office:value-type="string" calcext:value-type="string">
            <text:p>There was a problem with the request.</text:p>
          </table:table-cell>
          <table:table-cell office:value-type="string" calcext:value-type="string">
            <text:p>Il y a eu un problème avec la demande.</text:p>
          </table:table-cell>
        </table:table-row>
        <table:table-row table:style-name="ro1">
          <table:table-cell office:value-type="string" calcext:value-type="string">
            <text:p>linkAlert</text:p>
          </table:table-cell>
          <table:table-cell table:style-name="ce8" office:value-type="string" calcext:value-type="string">
            <text:p><text:span text:style-name="T1">Share your blocks with this link:</text:span><text:span text:style-name="T2">\n\n</text:span><text:span text:style-name="T3">%1</text:span></text:p>
          </table:table-cell>
          <table:table-cell table:style-name="ce8" office:value-type="string" calcext:value-type="string">
            <text:p><text:span text:style-name="T1">Partagez vos blocs avec ce lien:</text:span><text:span text:style-name="T2">\n\n</text:span><text:span text:style-name="T3">%1</text:span></text:p>
          </table:table-cell>
        </table:table-row>
        <table:table-row table:style-name="ro1">
          <table:table-cell office:value-type="string" calcext:value-type="string">
            <text:p>hashError</text:p>
          </table:table-cell>
          <table:table-cell office:value-type="string" calcext:value-type="string">
            <text:p>Sorry, '%1' doesn't correspond with any saved program.</text:p>
          </table:table-cell>
          <table:table-cell table:style-name="ce8" office:value-type="string" calcext:value-type="string">
            <text:p><text:span text:style-name="T1">Désolé, </text:span><text:span text:style-name="T2">\"</text:span><text:span text:style-name="T3">%1</text:span><text:span text:style-name="T2">\"</text:span><text:span text:style-name="T3"> ne correspond à aucun programme enregistré.</text:span></text:p>
          </table:table-cell>
        </table:table-row>
        <table:table-row table:style-name="ro1">
          <table:table-cell office:value-type="string" calcext:value-type="string">
            <text:p>xmlError</text:p>
          </table:table-cell>
          <table:table-cell office:value-type="string" calcext:value-type="string">
            <text:p>Could not load your saved file. Perhaps it was created with a different version of Blockly?</text:p>
          </table:table-cell>
          <table:table-cell office:value-type="string" calcext:value-type="string">
            <text:p>Impossible de charger votre fichier sauvegardé. Peut-être a-t-il été créé avec une version différente de Blockly?</text:p>
          </table:table-cell>
        </table:table-row>
        <table:table-row table:style-name="ro1">
          <table:table-cell office:value-type="string" calcext:value-type="string">
            <text:p>badXml</text:p>
          </table:table-cell>
          <table:table-cell table:style-name="ce8" office:value-type="string" calcext:value-type="string">
            <text:p><text:span text:style-name="T1">Error parsing XML:</text:span><text:span text:style-name="T2">\n</text:span><text:span text:style-name="T3">%1</text:span><text:span text:style-name="T2">\n\n</text:span><text:span text:style-name="T3">Select 'OK' to abandon your changes or 'Cancel' to further edit the XML.</text:span></text:p>
          </table:table-cell>
          <table:table-cell table:style-name="ce8" office:value-type="string" calcext:value-type="string">
            <text:p><text:span text:style-name="T4">Erreur d'analyse XML:</text:span><text:span text:style-name="T5">\n</text:span><text:span text:style-name="T6">%1</text:span><text:span text:style-name="T5">\n\n</text:span><text:span text:style-name="T6">Sélectionnez </text:span><text:span text:style-name="T5">\"</text:span><text:span text:style-name="T6">OK</text:span><text:span text:style-name="T5">\"</text:span><text:span text:style-name="T6"> pour abandonner vos modifications ou </text:span><text:span text:style-name="T5">\"</text:span><text:span text:style-name="T6">Annuler</text:span><text:span text:style-name="T5">\"</text:span><text:span text:style-name="T6"> pour continuer à modifier le XML.</text:span></text:p>
          </table:table-cell>
        </table:table-row>
        <table:table-row table:style-name="ro1">
          <table:table-cell table:style-name="Default" office:value-type="string" calcext:value-type="string">
            <text:p>BlockCozmoSay01</text:p>
          </table:table-cell>
          <table:table-cell table:style-name="Default" office:value-type="string" calcext:value-type="string">
            <text:p>I am Cozmo!</text:p>
          </table:table-cell>
          <table:table-cell table:style-name="Default" office:value-type="string" calcext:value-type="string">
            <text:p>Enregistrer le code</text:p>
          </table:table-cell>
        </table:table-row>
        <table:table-row table:style-name="ro1">
          <table:table-cell table:style-name="Default"/>
          <table:table-cell table:style-name="ce6"/>
          <table:table-cell table:style-name="Default"/>
        </table:table-row>
        <table:table-row table:style-name="ro1">
          <table:table-cell table:style-name="Default" table:number-columns-repeated="2"/>
          <table:table-cell table:style-name="ce3"/>
        </table:table-row>
      </table:table>
      <table:table table:name="javascript code WS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cozmo_blockly/msg/en.js</text:p>
          </table:table-cell>
          <table:table-cell table:style-name="ce7" office:value-type="string" calcext:value-type="string">
            <text:p>cozmo_blockly/msg/fr.js</text:p>
          </table:table-cell>
          <table:table-cell table:style-name="ce7" table:number-columns-repeated="1022"/>
        </table:table-row>
        <table:table-row table:style-name="ro1">
          <table:table-cell table:formula="of:=CONCATENATE(['Localizations Workspace'.$A2];&quot;: &quot;;CHAR(34);['Localizations Workspace'.B2];CHAR(34);IF([.A3]=&quot;&quot;;&quot;&quot;;&quot;,&quot;))" office:value-type="string" office:string-value="title: &quot;Code&quot;," calcext:value-type="string">
            <text:p>title: "Code",</text:p>
          </table:table-cell>
          <table:table-cell table:formula="of:=CONCATENATE(['Localizations Workspace'.$A2];&quot;: &quot;;CHAR(34);['Localizations Workspace'.C2];CHAR(34);IF([.B3]=&quot;&quot;;&quot;&quot;;&quot;,&quot;))" office:value-type="string" office:string-value="title: &quot;Code&quot;," calcext:value-type="string">
            <text:p>title: "Code",</text:p>
          </table:table-cell>
          <table:table-cell table:number-columns-repeated="1022"/>
        </table:table-row>
        <table:table-row table:style-name="ro1">
          <table:table-cell table:formula="of:=CONCATENATE(['Localizations Workspace'.$A3];&quot;: &quot;;CHAR(34);['Localizations Workspace'.B3];CHAR(34);IF([.A4]=&quot;&quot;;&quot;&quot;;&quot;,&quot;))" office:value-type="string" office:string-value="blocks: &quot;Blocks&quot;," calcext:value-type="string">
            <text:p>blocks: "Blocks",</text:p>
          </table:table-cell>
          <table:table-cell table:formula="of:=CONCATENATE(['Localizations Workspace'.$A3];&quot;: &quot;;CHAR(34);['Localizations Workspace'.C3];CHAR(34);IF([.B4]=&quot;&quot;;&quot;&quot;;&quot;,&quot;))" office:value-type="string" office:string-value="blocks: &quot;Blocs&quot;," calcext:value-type="string">
            <text:p>blocks: "Blocs",</text:p>
          </table:table-cell>
          <table:table-cell table:number-columns-repeated="1022"/>
        </table:table-row>
        <table:table-row table:style-name="ro1">
          <table:table-cell table:formula="of:=CONCATENATE(['Localizations Workspace'.$A4];&quot;: &quot;;CHAR(34);['Localizations Workspace'.B4];CHAR(34);IF([.A5]=&quot;&quot;;&quot;&quot;;&quot;,&quot;))" office:value-type="string" office:string-value="linkTooltip: &quot;Save and link to blocks.&quot;," calcext:value-type="string">
            <text:p>linkTooltip: "Save and link to blocks.",</text:p>
          </table:table-cell>
          <table:table-cell table:formula="of:=CONCATENATE(['Localizations Workspace'.$A4];&quot;: &quot;;CHAR(34);['Localizations Workspace'.C4];CHAR(34);IF([.B5]=&quot;&quot;;&quot;&quot;;&quot;,&quot;))" office:value-type="string" office:string-value="linkTooltip: &quot;Sauvegarde et lien vers les blocs.&quot;," calcext:value-type="string">
            <text:p>linkTooltip: "Sauvegarde et lien ver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5];&quot;: &quot;;CHAR(34);['Localizations Workspace'.B5];CHAR(34);IF([.A6]=&quot;&quot;;&quot;&quot;;&quot;,&quot;))" office:value-type="string" office:string-value="runTooltip: &quot;Run the program defined by the blocks in the workspace.&quot;," calcext:value-type="string">
            <text:p>runTooltip: "Run the program defined by the blocks in the workspace.",</text:p>
          </table:table-cell>
          <table:table-cell table:formula="of:=CONCATENATE(['Localizations Workspace'.$A5];&quot;: &quot;;CHAR(34);['Localizations Workspace'.C5];CHAR(34);IF([.B6]=&quot;&quot;;&quot;&quot;;&quot;,&quot;))" office:value-type="string" office:string-value="runTooltip: &quot;Exécutez le programme défini par les blocs dans l'espace de travail.&quot;," calcext:value-type="string">
            <text:p>runTooltip: "Exécutez le programme défini par les blocs dans l'espace de travail.",</text:p>
          </table:table-cell>
          <table:table-cell table:number-columns-repeated="1022"/>
        </table:table-row>
        <table:table-row table:style-name="ro1">
          <table:table-cell table:formula="of:=CONCATENATE(['Localizations Workspace'.$A6];&quot;: &quot;;CHAR(34);['Localizations Workspace'.B6];CHAR(34);IF([.A7]=&quot;&quot;;&quot;&quot;;&quot;,&quot;))" office:value-type="string" office:string-value="badCode: &quot;Program error:\n%1&quot;," calcext:value-type="string">
            <text:p>badCode: "Program error:\n%1",</text:p>
          </table:table-cell>
          <table:table-cell table:formula="of:=CONCATENATE(['Localizations Workspace'.$A6];&quot;: &quot;;CHAR(34);['Localizations Workspace'.C6];CHAR(34);IF([.B7]=&quot;&quot;;&quot;&quot;;&quot;,&quot;))" office:value-type="string" office:string-value="badCode: &quot;rreur de programme:\n%1&quot;," calcext:value-type="string">
            <text:p>badCode: "rreur de programme:\n%1",</text:p>
          </table:table-cell>
          <table:table-cell table:number-columns-repeated="1022"/>
        </table:table-row>
        <table:table-row table:style-name="ro1">
          <table:table-cell table:formula="of:=CONCATENATE(['Localizations Workspace'.$A7];&quot;: &quot;;CHAR(34);['Localizations Workspace'.B7];CHAR(34);IF([.A8]=&quot;&quot;;&quot;&quot;;&quot;,&quot;))" office:value-type="string" office:string-value="timeout: &quot;Maximum execution iterations exceeded.&quot;," calcext:value-type="string">
            <text:p>timeout: "Maximum execution iterations exceeded.",</text:p>
          </table:table-cell>
          <table:table-cell table:formula="of:=CONCATENATE(['Localizations Workspace'.$A7];&quot;: &quot;;CHAR(34);['Localizations Workspace'.C7];CHAR(34);IF([.B8]=&quot;&quot;;&quot;&quot;;&quot;,&quot;))" office:value-type="string" office:string-value="timeout: &quot;Le nombre maximal d'itérations d'exécution a été dépassé.&quot;," calcext:value-type="string">
            <text:p>timeout: "Le nombre maximal d'itérations d'exécution a été dépassé.",</text:p>
          </table:table-cell>
          <table:table-cell table:number-columns-repeated="1022"/>
        </table:table-row>
        <table:table-row table:style-name="ro1">
          <table:table-cell table:formula="of:=CONCATENATE(['Localizations Workspace'.$A8];&quot;: &quot;;CHAR(34);['Localizations Workspace'.B8];CHAR(34);IF([.A9]=&quot;&quot;;&quot;&quot;;&quot;,&quot;))" office:value-type="string" office:string-value="trashTooltip: &quot;Discard all blocks.&quot;," calcext:value-type="string">
            <text:p>trashTooltip: "Discard all blocks.",</text:p>
          </table:table-cell>
          <table:table-cell table:formula="of:=CONCATENATE(['Localizations Workspace'.$A8];&quot;: &quot;;CHAR(34);['Localizations Workspace'.C8];CHAR(34);IF([.B9]=&quot;&quot;;&quot;&quot;;&quot;,&quot;))" office:value-type="string" office:string-value="trashTooltip: &quot;Supprimez tous les blocs.&quot;," calcext:value-type="string">
            <text:p>trashTooltip: "Supprimez tous les blocs.",</text:p>
          </table:table-cell>
          <table:table-cell table:number-columns-repeated="1022"/>
        </table:table-row>
        <table:table-row table:style-name="ro1">
          <table:table-cell table:formula="of:=CONCATENATE(['Localizations Workspace'.$A9];&quot;: &quot;;CHAR(34);['Localizations Workspace'.B9];CHAR(34);IF([.A10]=&quot;&quot;;&quot;&quot;;&quot;,&quot;))" office:value-type="string" office:string-value="catLogic: &quot;Logic&quot;," calcext:value-type="string">
            <text:p>catLogic: "Logic",</text:p>
          </table:table-cell>
          <table:table-cell table:formula="of:=CONCATENATE(['Localizations Workspace'.$A9];&quot;: &quot;;CHAR(34);['Localizations Workspace'.C9];CHAR(34);IF([.B10]=&quot;&quot;;&quot;&quot;;&quot;,&quot;))" office:value-type="string" office:string-value="catLogic: &quot;Logique&quot;," calcext:value-type="string">
            <text:p>catLogic: "Logique",</text:p>
          </table:table-cell>
          <table:table-cell table:number-columns-repeated="1022"/>
        </table:table-row>
        <table:table-row table:style-name="ro1">
          <table:table-cell table:formula="of:=CONCATENATE(['Localizations Workspace'.$A10];&quot;: &quot;;CHAR(34);['Localizations Workspace'.B10];CHAR(34);IF([.A11]=&quot;&quot;;&quot;&quot;;&quot;,&quot;))" office:value-type="string" office:string-value="catLoops: &quot;Loops&quot;," calcext:value-type="string">
            <text:p>catLoops: "Loops",</text:p>
          </table:table-cell>
          <table:table-cell table:formula="of:=CONCATENATE(['Localizations Workspace'.$A10];&quot;: &quot;;CHAR(34);['Localizations Workspace'.C10];CHAR(34);IF([.B11]=&quot;&quot;;&quot;&quot;;&quot;,&quot;))" office:value-type="string" office:string-value="catLoops: &quot;Boucles&quot;," calcext:value-type="string">
            <text:p>catLoops: "Boucles",</text:p>
          </table:table-cell>
          <table:table-cell table:number-columns-repeated="1022"/>
        </table:table-row>
        <table:table-row table:style-name="ro1">
          <table:table-cell table:formula="of:=CONCATENATE(['Localizations Workspace'.$A11];&quot;: &quot;;CHAR(34);['Localizations Workspace'.B11];CHAR(34);IF([.A12]=&quot;&quot;;&quot;&quot;;&quot;,&quot;))" office:value-type="string" office:string-value="catMath: &quot;Math&quot;," calcext:value-type="string">
            <text:p>catMath: "Math",</text:p>
          </table:table-cell>
          <table:table-cell table:formula="of:=CONCATENATE(['Localizations Workspace'.$A11];&quot;: &quot;;CHAR(34);['Localizations Workspace'.C11];CHAR(34);IF([.B12]=&quot;&quot;;&quot;&quot;;&quot;,&quot;))" office:value-type="string" office:string-value="catMath: &quot;Math&quot;," calcext:value-type="string">
            <text:p>catMath: "Math",</text:p>
          </table:table-cell>
          <table:table-cell table:number-columns-repeated="1022"/>
        </table:table-row>
        <table:table-row table:style-name="ro1">
          <table:table-cell table:formula="of:=CONCATENATE(['Localizations Workspace'.$A12];&quot;: &quot;;CHAR(34);['Localizations Workspace'.B12];CHAR(34);IF([.A13]=&quot;&quot;;&quot;&quot;;&quot;,&quot;))" office:value-type="string" office:string-value="catText: &quot;Text&quot;," calcext:value-type="string">
            <text:p>catText: "Text",</text:p>
          </table:table-cell>
          <table:table-cell table:formula="of:=CONCATENATE(['Localizations Workspace'.$A12];&quot;: &quot;;CHAR(34);['Localizations Workspace'.C12];CHAR(34);IF([.B13]=&quot;&quot;;&quot;&quot;;&quot;,&quot;))" office:value-type="string" office:string-value="catText: &quot;Texte&quot;," calcext:value-type="string">
            <text:p>catText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13];&quot;: &quot;;CHAR(34);['Localizations Workspace'.B13];CHAR(34);IF([.A14]=&quot;&quot;;&quot;&quot;;&quot;,&quot;))" office:value-type="string" office:string-value="catLists: &quot;Lists&quot;," calcext:value-type="string">
            <text:p>catLists: "Lists",</text:p>
          </table:table-cell>
          <table:table-cell table:formula="of:=CONCATENATE(['Localizations Workspace'.$A13];&quot;: &quot;;CHAR(34);['Localizations Workspace'.C13];CHAR(34);IF([.B14]=&quot;&quot;;&quot;&quot;;&quot;,&quot;))" office:value-type="string" office:string-value="catLists: &quot;Lists&quot;," calcext:value-type="string">
            <text:p>catLists: "Lists",</text:p>
          </table:table-cell>
          <table:table-cell table:number-columns-repeated="1022"/>
        </table:table-row>
        <table:table-row table:style-name="ro1">
          <table:table-cell table:formula="of:=CONCATENATE(['Localizations Workspace'.$A14];&quot;: &quot;;CHAR(34);['Localizations Workspace'.B14];CHAR(34);IF([.A15]=&quot;&quot;;&quot;&quot;;&quot;,&quot;))" office:value-type="string" office:string-value="catColour: &quot;Colour&quot;," calcext:value-type="string">
            <text:p>catColour: "Colour",</text:p>
          </table:table-cell>
          <table:table-cell table:formula="of:=CONCATENATE(['Localizations Workspace'.$A14];&quot;: &quot;;CHAR(34);['Localizations Workspace'.C14];CHAR(34);IF([.B15]=&quot;&quot;;&quot;&quot;;&quot;,&quot;))" office:value-type="string" office:string-value="catColour: &quot;Couleur&quot;," calcext:value-type="string">
            <text:p>catColour: "Couleur",</text:p>
          </table:table-cell>
          <table:table-cell table:number-columns-repeated="1022"/>
        </table:table-row>
        <table:table-row table:style-name="ro1">
          <table:table-cell table:formula="of:=CONCATENATE(['Localizations Workspace'.$A15];&quot;: &quot;;CHAR(34);['Localizations Workspace'.B15];CHAR(34);IF([.A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formula="of:=CONCATENATE(['Localizations Workspace'.$A15];&quot;: &quot;;CHAR(34);['Localizations Workspace'.C15];CHAR(34);IF([.B16]=&quot;&quot;;&quot;&quot;;&quot;,&quot;))" office:value-type="string" office:string-value="catVariables: &quot;Variables&quot;," calcext:value-type="string">
            <text:p>catVariables: "Variables",</text:p>
          </table:table-cell>
          <table:table-cell table:number-columns-repeated="1022"/>
        </table:table-row>
        <table:table-row table:style-name="ro1">
          <table:table-cell table:formula="of:=CONCATENATE(['Localizations Workspace'.$A16];&quot;: &quot;;CHAR(34);['Localizations Workspace'.B16];CHAR(34);IF([.A17]=&quot;&quot;;&quot;&quot;;&quot;,&quot;))" office:value-type="string" office:string-value="catFunctions: &quot;Functions&quot;," calcext:value-type="string">
            <text:p>catFunctions: "Functions",</text:p>
          </table:table-cell>
          <table:table-cell table:formula="of:=CONCATENATE(['Localizations Workspace'.$A16];&quot;: &quot;;CHAR(34);['Localizations Workspace'.C16];CHAR(34);IF([.B17]=&quot;&quot;;&quot;&quot;;&quot;,&quot;))" office:value-type="string" office:string-value="catFunctions: &quot;Fonctions&quot;," calcext:value-type="string">
            <text:p>catFunctions: "Fonctions",</text:p>
          </table:table-cell>
          <table:table-cell table:number-columns-repeated="1022"/>
        </table:table-row>
        <table:table-row table:style-name="ro1">
          <table:table-cell table:formula="of:=CONCATENATE(['Localizations Workspace'.$A17];&quot;: &quot;;CHAR(34);['Localizations Workspace'.B17];CHAR(34);IF([.A18]=&quot;&quot;;&quot;&quot;;&quot;,&quot;))" office:value-type="string" office:string-value="catCozmo: &quot;Cozmo&quot;," calcext:value-type="string">
            <text:p>catCozmo: "Cozmo",</text:p>
          </table:table-cell>
          <table:table-cell table:formula="of:=CONCATENATE(['Localizations Workspace'.$A17];&quot;: &quot;;CHAR(34);['Localizations Workspace'.C17];CHAR(34);IF([.B18]=&quot;&quot;;&quot;&quot;;&quot;,&quot;))" office:value-type="string" office:string-value="catCozmo: &quot;Cozmo&quot;," calcext:value-type="string">
            <text:p>catCozmo: "Cozmo",</text:p>
          </table:table-cell>
          <table:table-cell table:number-columns-repeated="1022"/>
        </table:table-row>
        <table:table-row table:style-name="ro1">
          <table:table-cell table:formula="of:=CONCATENATE(['Localizations Workspace'.$A18];&quot;: &quot;;CHAR(34);['Localizations Workspace'.B18];CHAR(34);IF([.A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formula="of:=CONCATENATE(['Localizations Workspace'.$A18];&quot;: &quot;;CHAR(34);['Localizations Workspace'.C18];CHAR(34);IF([.B19]=&quot;&quot;;&quot;&quot;;&quot;,&quot;))" office:value-type="string" office:string-value="catCozmoCubes: &quot;Cozmo Cubes&quot;," calcext:value-type="string">
            <text:p>catCozmoCubes: "Cozmo Cubes",</text:p>
          </table:table-cell>
          <table:table-cell table:number-columns-repeated="1022"/>
        </table:table-row>
        <table:table-row table:style-name="ro1">
          <table:table-cell table:formula="of:=CONCATENATE(['Localizations Workspace'.$A19];&quot;: &quot;;CHAR(34);['Localizations Workspace'.B19];CHAR(34);IF([.A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formula="of:=CONCATENATE(['Localizations Workspace'.$A19];&quot;: &quot;;CHAR(34);['Localizations Workspace'.C19];CHAR(34);IF([.B20]=&quot;&quot;;&quot;&quot;;&quot;,&quot;))" office:value-type="string" office:string-value="catCozmoEvents: &quot;Cozmo Events&quot;," calcext:value-type="string">
            <text:p>catCozmoEvents: "Cozmo Events",</text:p>
          </table:table-cell>
          <table:table-cell table:number-columns-repeated="1022"/>
        </table:table-row>
        <table:table-row table:style-name="ro1">
          <table:table-cell table:formula="of:=CONCATENATE(['Localizations Workspace'.$A20];&quot;: &quot;;CHAR(34);['Localizations Workspace'.B20];CHAR(34);IF([.A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formula="of:=CONCATENATE(['Localizations Workspace'.$A20];&quot;: &quot;;CHAR(34);['Localizations Workspace'.C20];CHAR(34);IF([.B21]=&quot;&quot;;&quot;&quot;;&quot;,&quot;))" office:value-type="string" office:string-value="catCozmoUtils: &quot;Cozmo Utils&quot;," calcext:value-type="string">
            <text:p>catCozmoUtils: "Cozmo Utils",</text:p>
          </table:table-cell>
          <table:table-cell table:number-columns-repeated="1022"/>
        </table:table-row>
        <table:table-row table:style-name="ro1">
          <table:table-cell table:formula="of:=CONCATENATE(['Localizations Workspace'.$A21];&quot;: &quot;;CHAR(34);['Localizations Workspace'.B21];CHAR(34);IF([.A22]=&quot;&quot;;&quot;&quot;;&quot;,&quot;))" office:value-type="string" office:string-value="listVariable: &quot;list&quot;," calcext:value-type="string">
            <text:p>listVariable: "list",</text:p>
          </table:table-cell>
          <table:table-cell table:formula="of:=CONCATENATE(['Localizations Workspace'.$A21];&quot;: &quot;;CHAR(34);['Localizations Workspace'.C21];CHAR(34);IF([.B22]=&quot;&quot;;&quot;&quot;;&quot;,&quot;))" office:value-type="string" office:string-value="listVariable: &quot;liste&quot;," calcext:value-type="string">
            <text:p>listVariable: "liste",</text:p>
          </table:table-cell>
          <table:table-cell table:number-columns-repeated="1022"/>
        </table:table-row>
        <table:table-row table:style-name="ro1">
          <table:table-cell table:formula="of:=CONCATENATE(['Localizations Workspace'.$A22];&quot;: &quot;;CHAR(34);['Localizations Workspace'.B22];CHAR(34);IF([.A23]=&quot;&quot;;&quot;&quot;;&quot;,&quot;))" office:value-type="string" office:string-value="textVariable: &quot;text&quot;," calcext:value-type="string">
            <text:p>textVariable: "text",</text:p>
          </table:table-cell>
          <table:table-cell table:formula="of:=CONCATENATE(['Localizations Workspace'.$A22];&quot;: &quot;;CHAR(34);['Localizations Workspace'.C22];CHAR(34);IF([.B23]=&quot;&quot;;&quot;&quot;;&quot;,&quot;))" office:value-type="string" office:string-value="textVariable: &quot;texte&quot;," calcext:value-type="string">
            <text:p>textVariable: "texte",</text:p>
          </table:table-cell>
          <table:table-cell table:number-columns-repeated="1022"/>
        </table:table-row>
        <table:table-row table:style-name="ro1">
          <table:table-cell table:formula="of:=CONCATENATE(['Localizations Workspace'.$A23];&quot;: &quot;;CHAR(34);['Localizations Workspace'.B23];CHAR(34);IF([.A24]=&quot;&quot;;&quot;&quot;;&quot;,&quot;))" office:value-type="string" office:string-value="httpRequestError: &quot;There was a problem with the request.&quot;," calcext:value-type="string">
            <text:p>httpRequestError: "There was a problem with the request.",</text:p>
          </table:table-cell>
          <table:table-cell table:formula="of:=CONCATENATE(['Localizations Workspace'.$A23];&quot;: &quot;;CHAR(34);['Localizations Workspace'.C23];CHAR(34);IF([.B24]=&quot;&quot;;&quot;&quot;;&quot;,&quot;))" office:value-type="string" office:string-value="httpRequestError: &quot;Il y a eu un problème avec la demande.&quot;," calcext:value-type="string">
            <text:p>httpRequestError: "Il y a eu un problème avec la demande.",</text:p>
          </table:table-cell>
          <table:table-cell table:number-columns-repeated="1022"/>
        </table:table-row>
        <table:table-row table:style-name="ro1">
          <table:table-cell table:formula="of:=CONCATENATE(['Localizations Workspace'.$A24];&quot;: &quot;;CHAR(34);['Localizations Workspace'.B24];CHAR(34);IF([.A25]=&quot;&quot;;&quot;&quot;;&quot;,&quot;))" office:value-type="string" office:string-value="linkAlert: &quot;Share your blocks with this link:\n\n%1&quot;," calcext:value-type="string">
            <text:p>linkAlert: "Share your blocks with this link:\n\n%1",</text:p>
          </table:table-cell>
          <table:table-cell table:formula="of:=CONCATENATE(['Localizations Workspace'.$A24];&quot;: &quot;;CHAR(34);['Localizations Workspace'.C24];CHAR(34);IF([.B25]=&quot;&quot;;&quot;&quot;;&quot;,&quot;))" office:value-type="string" office:string-value="linkAlert: &quot;Partagez vos blocs avec ce lien:\n\n%1&quot;," calcext:value-type="string">
            <text:p>linkAlert: "Partagez vos blocs avec ce lien:\n\n%1",</text:p>
          </table:table-cell>
          <table:table-cell table:number-columns-repeated="1022"/>
        </table:table-row>
        <table:table-row table:style-name="ro1">
          <table:table-cell table:formula="of:=CONCATENATE(['Localizations Workspace'.$A25];&quot;: &quot;;CHAR(34);['Localizations Workspace'.B25];CHAR(34);IF([.A26]=&quot;&quot;;&quot;&quot;;&quot;,&quot;))" office:value-type="string" office:string-value="hashError: &quot;Sorry, '%1' doesn't correspond with any saved program.&quot;," calcext:value-type="string">
            <text:p>hashError: "Sorry, '%1' doesn't correspond with any saved program.",</text:p>
          </table:table-cell>
          <table:table-cell table:formula="of:=CONCATENATE(['Localizations Workspace'.$A25];&quot;: &quot;;CHAR(34);['Localizations Workspace'.C25];CHAR(34);IF([.B26]=&quot;&quot;;&quot;&quot;;&quot;,&quot;))" office:value-type="string" office:string-value="hashError: &quot;Désolé, \&quot;%1\&quot; ne correspond à aucun programme enregistré.&quot;," calcext:value-type="string">
            <text:p>hashError: "Désolé, \"%1\" ne correspond à aucun programme enregistré.",</text:p>
          </table:table-cell>
          <table:table-cell table:number-columns-repeated="1022"/>
        </table:table-row>
        <table:table-row table:style-name="ro1">
          <table:table-cell table:formula="of:=CONCATENATE(['Localizations Workspace'.$A26];&quot;: &quot;;CHAR(34);['Localizations Workspace'.B26];CHAR(34);IF([.A27]=&quot;&quot;;&quot;&quot;;&quot;,&quot;))" office:value-type="string" office:string-value="xmlError: &quot;Could not load your saved file. Perhaps it was created with a different version of Blockly?&quot;," calcext:value-type="string">
            <text:p>xmlError: "Could not load your saved file. Perhaps it was created with a different version of Blockly?",</text:p>
          </table:table-cell>
          <table:table-cell table:formula="of:=CONCATENATE(['Localizations Workspace'.$A26];&quot;: &quot;;CHAR(34);['Localizations Workspace'.C26];CHAR(34);IF([.B27]=&quot;&quot;;&quot;&quot;;&quot;,&quot;))" office:value-type="string" office:string-value="xmlError: &quot;Impossible de charger votre fichier sauvegardé. Peut-être a-t-il été créé avec une version différente de Blockly?&quot;," calcext:value-type="string">
            <text:p>xmlError: "Impossible de charger votre fichier sauvegardé. Peut-être a-t-il été créé avec une version différente de Blockly?",</text:p>
          </table:table-cell>
          <table:table-cell table:number-columns-repeated="1022"/>
        </table:table-row>
        <table:table-row table:style-name="ro1">
          <table:table-cell table:formula="of:=CONCATENATE(['Localizations Workspace'.$A27];&quot;: &quot;;CHAR(34);['Localizations Workspace'.B27];CHAR(34);IF([.A28]=&quot;&quot;;&quot;&quot;;&quot;,&quot;))" office:value-type="string" office:string-value="badXml: &quot;Error parsing XML:\n%1\n\nSelect 'OK' to abandon your changes or 'Cancel' to further edit the XML.&quot;," calcext:value-type="string">
            <text:p>badXml: "Error parsing XML:\n%1\n\nSelect 'OK' to abandon your changes or 'Cancel' to further edit the XML.",</text:p>
          </table:table-cell>
          <table:table-cell table:formula="of:=CONCATENATE(['Localizations Workspace'.$A27];&quot;: &quot;;CHAR(34);['Localizations Workspace'.C27];CHAR(34);IF([.B28]=&quot;&quot;;&quot;&quot;;&quot;,&quot;))" office:value-type="string" office:string-value="badXml: &quot;Erreur d'analyse XML:\n%1\n\nSélectionnez \&quot;OK\&quot; pour abandonner vos modifications ou \&quot;Annuler\&quot; pour continuer à modifier le XML.&quot;," calcext:value-type="string">
            <text:p>badXml: "Erreur d'analyse XML:\n%1\n\nSélectionnez \"OK\" pour abandonner vos modifications ou \"Annuler\" pour continuer à modifier le XML.",</text:p>
          </table:table-cell>
          <table:table-cell table:number-columns-repeated="1022"/>
        </table:table-row>
        <table:table-row table:style-name="ro1">
          <table:table-cell table:formula="of:=CONCATENATE(['Localizations Workspace'.$A28];&quot;: &quot;;CHAR(34);['Localizations Workspace'.B28];CHAR(34);IF([.A29]=&quot;&quot;;&quot;&quot;;&quot;,&quot;))" office:value-type="string" office:string-value="BlockCozmoSay01: &quot;I am Cozmo!&quot;" calcext:value-type="string">
            <text:p>BlockCozmoSay01: "I am Cozmo!"</text:p>
          </table:table-cell>
          <table:table-cell table:formula="of:=CONCATENATE(['Localizations Workspace'.$A28];&quot;: &quot;;CHAR(34);['Localizations Workspace'.C28];CHAR(34);IF([.B29]=&quot;&quot;;&quot;&quot;;&quot;,&quot;))" office:value-type="string" office:string-value="BlockCozmoSay01: &quot;Enregistrer le code&quot;" calcext:value-type="string">
            <text:p>BlockCozmoSay01: "Enregistrer le code"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0/00/0000</text:date>, <text:time style:data-style-name="N2" text:time-value="09:13:30.444963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7:22:32.982284938</meta:creation-date>
    <meta:generator>LibreOffice/5.1.6.2$Linux_X86_64 LibreOffice_project/10m0$Build-2</meta:generator>
    <dc:date>2020-03-01T09:15:47.987893157</dc:date>
    <meta:editing-duration>PT2H45M38S</meta:editing-duration>
    <meta:editing-cycles>12</meta:editing-cycles>
    <meta:document-statistic meta:table-count="4" meta:cell-count="796" meta:object-count="0"/>
  </office:meta>
</office:document-meta>
</file>